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652.65pt" svg:height="362.15pt" svg:x="596.89pt" svg:y="266.54pt">
            <loext:p draw:notify-on-update-of-ranges="all.B1:all.AK1 all.A2:all.A2 all.B2:all.AK2 all.A9:all.A9 all.B9:all.AK9 all.A2:all.A2 all.B2:all.AK2 all.A9:all.A9 all.B9:all.AK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.23pt" svg:y="236.27pt">
            <loext:p draw:notify-on-update-of-ranges="all.B1:all.AK1 all.A6:all.A6 all.B6:all.AK6 all.A13:all.A13 all.B13:all.AK13 all.A6:all.A6 all.B6:all.AK6 all.A13:all.A13 all.B13:all.AK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9pt" svg:height="255.23pt" svg:x="30.22pt" svg:y="502.98pt">
            <loext:p draw:notify-on-update-of-ranges="all.B1:all.AK1 all.A7:all.A7 all.B7:all.AK7 all.A14:all.A14 all.B14:all.AK14 all.A7:all.A7 all.B7:all.AK7 all.A14:all.A14 all.B14:all.AK14 all.A18:all.A18 all.B18:all.AK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float" office:value="1847.4652" calcext:value-type="float">
            <text:p>1847.4652</text:p>
          </table:table-cell>
          <table:table-cell office:value-type="float" office:value="962.9471904762" calcext:value-type="float">
            <text:p>962.9471904762</text:p>
          </table:table-cell>
          <table:table-cell office:value-type="float" office:value="719.7977619048" calcext:value-type="float">
            <text:p>719.7977619048</text:p>
          </table:table-cell>
          <table:table-cell office:value-type="float" office:value="561.2796666667" calcext:value-type="float">
            <text:p>561.2796666667</text:p>
          </table:table-cell>
          <table:table-cell office:value-type="float" office:value="470.1254285714" calcext:value-type="float">
            <text:p>470.1254285714</text:p>
          </table:table-cell>
          <table:table-cell office:value-type="float" office:value="393.8372857143" calcext:value-type="float">
            <text:p>393.8372857143</text:p>
          </table:table-cell>
          <table:table-cell office:value-type="float" office:value="341.9167619048" calcext:value-type="float">
            <text:p>341.9167619048</text:p>
          </table:table-cell>
          <table:table-cell office:value-type="float" office:value="297.7034761905" calcext:value-type="float">
            <text:p>297.7034761905</text:p>
          </table:table-cell>
          <table:table-cell office:value-type="float" office:value="278.0893809524" calcext:value-type="float">
            <text:p>278.0893809524</text:p>
          </table:table-cell>
          <table:table-cell office:value-type="float" office:value="263.2964285714" calcext:value-type="float">
            <text:p>263.2964285714</text:p>
          </table:table-cell>
          <table:table-cell office:value-type="float" office:value="252.985047619" calcext:value-type="float">
            <text:p>252.985047619</text:p>
          </table:table-cell>
          <table:table-cell office:value-type="float" office:value="243.7793809524" calcext:value-type="float">
            <text:p>243.7793809524</text:p>
          </table:table-cell>
          <table:table-cell office:value-type="float" office:value="236.2023333333" calcext:value-type="float">
            <text:p>236.2023333333</text:p>
          </table:table-cell>
          <table:table-cell office:value-type="float" office:value="231.5966666667" calcext:value-type="float">
            <text:p>231.5966666667</text:p>
          </table:table-cell>
          <table:table-cell office:value-type="float" office:value="229.8142857143" calcext:value-type="float">
            <text:p>229.8142857143</text:p>
          </table:table-cell>
          <table:table-cell office:value-type="float" office:value="222.6303809524" calcext:value-type="float">
            <text:p>222.6303809524</text:p>
          </table:table-cell>
          <table:table-cell office:value-type="float" office:value="216.4022857143" calcext:value-type="float">
            <text:p>216.4022857143</text:p>
          </table:table-cell>
          <table:table-cell office:value-type="float" office:value="217.1496190476" calcext:value-type="float">
            <text:p>217.1496190476</text:p>
          </table:table-cell>
          <table:table-cell office:value-type="float" office:value="205.8543333333" calcext:value-type="float">
            <text:p>205.8543333333</text:p>
          </table:table-cell>
          <table:table-cell office:value-type="float" office:value="210.1763809524" calcext:value-type="float">
            <text:p>210.1763809524</text:p>
          </table:table-cell>
          <table:table-cell office:value-type="float" office:value="197.2713333333" calcext:value-type="float">
            <text:p>197.2713333333</text:p>
          </table:table-cell>
          <table:table-cell office:value-type="float" office:value="202.364952381" calcext:value-type="float">
            <text:p>202.364952381</text:p>
          </table:table-cell>
          <table:table-cell office:value-type="float" office:value="214.5607619048" calcext:value-type="float">
            <text:p>214.5607619048</text:p>
          </table:table-cell>
          <table:table-cell office:value-type="float" office:value="196.3938095238" calcext:value-type="float">
            <text:p>196.3938095238</text:p>
          </table:table-cell>
          <table:table-cell office:value-type="float" office:value="202.2804761905" calcext:value-type="float">
            <text:p>202.2804761905</text:p>
          </table:table-cell>
          <table:table-cell office:value-type="float" office:value="201.0768095238" calcext:value-type="float">
            <text:p>201.0768095238</text:p>
          </table:table-cell>
          <table:table-cell office:value-type="float" office:value="204.7378095238" calcext:value-type="float">
            <text:p>204.7378095238</text:p>
          </table:table-cell>
          <table:table-cell office:value-type="float" office:value="205.7826190476" calcext:value-type="float">
            <text:p>205.7826190476</text:p>
          </table:table-cell>
          <table:table-cell office:value-type="float" office:value="198.5788095238" calcext:value-type="float">
            <text:p>198.5788095238</text:p>
          </table:table-cell>
          <table:table-cell office:value-type="float" office:value="194.2376190476" calcext:value-type="float">
            <text:p>194.2376190476</text:p>
          </table:table-cell>
          <table:table-cell office:value-type="float" office:value="208.004" calcext:value-type="float">
            <text:p>208.004</text:p>
          </table:table-cell>
          <table:table-cell office:value-type="float" office:value="173.1684285714" calcext:value-type="float">
            <text:p>173.1684285714</text:p>
          </table:table-cell>
          <table:table-cell office:value-type="float" office:value="194.1061428571" calcext:value-type="float">
            <text:p>194.1061428571</text:p>
          </table:table-cell>
          <table:table-cell office:value-type="float" office:value="197.2455238095" calcext:value-type="float">
            <text:p>197.2455238095</text:p>
          </table:table-cell>
          <table:table-cell office:value-type="float" office:value="181.276952381" calcext:value-type="float">
            <text:p>181.276952381</text:p>
          </table:table-cell>
          <table:table-cell office:value-type="float" office:value="209.6575714286" calcext:value-type="float">
            <text:p>209.657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ax</text:p>
          </table:table-cell>
          <table:table-cell office:value-type="float" office:value="1867.294" calcext:value-type="float">
            <text:p>1867.294</text:p>
          </table:table-cell>
          <table:table-cell office:value-type="float" office:value="986.381" calcext:value-type="float">
            <text:p>986.381</text:p>
          </table:table-cell>
          <table:table-cell office:value-type="float" office:value="766.099" calcext:value-type="float">
            <text:p>766.099</text:p>
          </table:table-cell>
          <table:table-cell office:value-type="float" office:value="593.955" calcext:value-type="float">
            <text:p>593.955</text:p>
          </table:table-cell>
          <table:table-cell office:value-type="float" office:value="489.189" calcext:value-type="float">
            <text:p>489.189</text:p>
          </table:table-cell>
          <table:table-cell office:value-type="float" office:value="412.015" calcext:value-type="float">
            <text:p>412.015</text:p>
          </table:table-cell>
          <table:table-cell office:value-type="float" office:value="365.104" calcext:value-type="float">
            <text:p>365.104</text:p>
          </table:table-cell>
          <table:table-cell office:value-type="float" office:value="328.881" calcext:value-type="float">
            <text:p>328.881</text:p>
          </table:table-cell>
          <table:table-cell office:value-type="float" office:value="300.606" calcext:value-type="float">
            <text:p>300.606</text:p>
          </table:table-cell>
          <table:table-cell office:value-type="float" office:value="287.907" calcext:value-type="float">
            <text:p>287.907</text:p>
          </table:table-cell>
          <table:table-cell office:value-type="float" office:value="280.054" calcext:value-type="float">
            <text:p>280.054</text:p>
          </table:table-cell>
          <table:table-cell office:value-type="float" office:value="265.201" calcext:value-type="float">
            <text:p>265.201</text:p>
          </table:table-cell>
          <table:table-cell office:value-type="float" office:value="251.79" calcext:value-type="float">
            <text:p>251.79</text:p>
          </table:table-cell>
          <table:table-cell office:value-type="float" office:value="255.352" calcext:value-type="float">
            <text:p>255.352</text:p>
          </table:table-cell>
          <table:table-cell office:value-type="float" office:value="264.861" calcext:value-type="float">
            <text:p>264.861</text:p>
          </table:table-cell>
          <table:table-cell office:value-type="float" office:value="245.487" calcext:value-type="float">
            <text:p>245.487</text:p>
          </table:table-cell>
          <table:table-cell office:value-type="float" office:value="245.699" calcext:value-type="float">
            <text:p>245.699</text:p>
          </table:table-cell>
          <table:table-cell office:value-type="float" office:value="257.115" calcext:value-type="float">
            <text:p>257.115</text:p>
          </table:table-cell>
          <table:table-cell office:value-type="float" office:value="239.659" calcext:value-type="float">
            <text:p>239.659</text:p>
          </table:table-cell>
          <table:table-cell office:value-type="float" office:value="257.358" calcext:value-type="float">
            <text:p>257.358</text:p>
          </table:table-cell>
          <table:table-cell office:value-type="float" office:value="267.227" calcext:value-type="float">
            <text:p>267.227</text:p>
          </table:table-cell>
          <table:table-cell office:value-type="float" office:value="289.516" calcext:value-type="float">
            <text:p>289.516</text:p>
          </table:table-cell>
          <table:table-cell office:value-type="float" office:value="304.714" calcext:value-type="float">
            <text:p>304.714</text:p>
          </table:table-cell>
          <table:table-cell office:value-type="float" office:value="296.339" calcext:value-type="float">
            <text:p>296.339</text:p>
          </table:table-cell>
          <table:table-cell office:value-type="float" office:value="319.205" calcext:value-type="float">
            <text:p>319.205</text:p>
          </table:table-cell>
          <table:table-cell office:value-type="float" office:value="308.685" calcext:value-type="float">
            <text:p>308.685</text:p>
          </table:table-cell>
          <table:table-cell office:value-type="float" office:value="335.148" calcext:value-type="float">
            <text:p>335.148</text:p>
          </table:table-cell>
          <table:table-cell office:value-type="float" office:value="349.3" calcext:value-type="float">
            <text:p>349.3</text:p>
          </table:table-cell>
          <table:table-cell office:value-type="float" office:value="263.222" calcext:value-type="float">
            <text:p>263.222</text:p>
          </table:table-cell>
          <table:table-cell office:value-type="float" office:value="321.625" calcext:value-type="float">
            <text:p>321.625</text:p>
          </table:table-cell>
          <table:table-cell office:value-type="float" office:value="356.728" calcext:value-type="float">
            <text:p>356.728</text:p>
          </table:table-cell>
          <table:table-cell office:value-type="float" office:value="253.522" calcext:value-type="float">
            <text:p>253.522</text:p>
          </table:table-cell>
          <table:table-cell office:value-type="float" office:value="351.454" calcext:value-type="float">
            <text:p>351.454</text:p>
          </table:table-cell>
          <table:table-cell office:value-type="float" office:value="329.435" calcext:value-type="float">
            <text:p>329.435</text:p>
          </table:table-cell>
          <table:table-cell office:value-type="float" office:value="339.552" calcext:value-type="float">
            <text:p>339.552</text:p>
          </table:table-cell>
          <table:table-cell office:value-type="float" office:value="366.769" calcext:value-type="float">
            <text:p>366.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in</text:p>
          </table:table-cell>
          <table:table-cell office:value-type="float" office:value="1821.718" calcext:value-type="float">
            <text:p>1821.718</text:p>
          </table:table-cell>
          <table:table-cell office:value-type="float" office:value="929.798" calcext:value-type="float">
            <text:p>929.798</text:p>
          </table:table-cell>
          <table:table-cell office:value-type="float" office:value="695.908" calcext:value-type="float">
            <text:p>695.908</text:p>
          </table:table-cell>
          <table:table-cell office:value-type="float" office:value="522.195" calcext:value-type="float">
            <text:p>522.195</text:p>
          </table:table-cell>
          <table:table-cell office:value-type="float" office:value="435.528" calcext:value-type="float">
            <text:p>435.528</text:p>
          </table:table-cell>
          <table:table-cell office:value-type="float" office:value="362.863" calcext:value-type="float">
            <text:p>362.863</text:p>
          </table:table-cell>
          <table:table-cell office:value-type="float" office:value="306.606" calcext:value-type="float">
            <text:p>306.606</text:p>
          </table:table-cell>
          <table:table-cell office:value-type="float" office:value="275.015" calcext:value-type="float">
            <text:p>275.015</text:p>
          </table:table-cell>
          <table:table-cell office:value-type="float" office:value="236.685" calcext:value-type="float">
            <text:p>236.685</text:p>
          </table:table-cell>
          <table:table-cell office:value-type="float" office:value="225.742" calcext:value-type="float">
            <text:p>225.742</text:p>
          </table:table-cell>
          <table:table-cell office:value-type="float" office:value="219.558" calcext:value-type="float">
            <text:p>219.558</text:p>
          </table:table-cell>
          <table:table-cell office:value-type="float" office:value="216.447" calcext:value-type="float">
            <text:p>216.447</text:p>
          </table:table-cell>
          <table:table-cell office:value-type="float" office:value="212.826" calcext:value-type="float">
            <text:p>212.826</text:p>
          </table:table-cell>
          <table:table-cell office:value-type="float" office:value="200.126" calcext:value-type="float">
            <text:p>200.126</text:p>
          </table:table-cell>
          <table:table-cell office:value-type="float" office:value="187.669" calcext:value-type="float">
            <text:p>187.669</text:p>
          </table:table-cell>
          <table:table-cell office:value-type="float" office:value="190.786" calcext:value-type="float">
            <text:p>190.786</text:p>
          </table:table-cell>
          <table:table-cell office:value-type="float" office:value="162.799" calcext:value-type="float">
            <text:p>162.799</text:p>
          </table:table-cell>
          <table:table-cell office:value-type="float" office:value="180.899" calcext:value-type="float">
            <text:p>180.899</text:p>
          </table:table-cell>
          <table:table-cell office:value-type="float" office:value="175.417" calcext:value-type="float">
            <text:p>175.417</text:p>
          </table:table-cell>
          <table:table-cell office:value-type="float" office:value="175.326" calcext:value-type="float">
            <text:p>175.32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50.328" calcext:value-type="float">
            <text:p>150.328</text:p>
          </table:table-cell>
          <table:table-cell office:value-type="float" office:value="170.285" calcext:value-type="float">
            <text:p>170.285</text:p>
          </table:table-cell>
          <table:table-cell office:value-type="float" office:value="146.134" calcext:value-type="float">
            <text:p>146.134</text:p>
          </table:table-cell>
          <table:table-cell office:value-type="float" office:value="154.147" calcext:value-type="float">
            <text:p>154.147</text:p>
          </table:table-cell>
          <table:table-cell office:value-type="float" office:value="147.014" calcext:value-type="float">
            <text:p>147.014</text:p>
          </table:table-cell>
          <table:table-cell office:value-type="float" office:value="137.341" calcext:value-type="float">
            <text:p>137.341</text:p>
          </table:table-cell>
          <table:table-cell office:value-type="float" office:value="138.502" calcext:value-type="float">
            <text:p>138.502</text:p>
          </table:table-cell>
          <table:table-cell office:value-type="float" office:value="160.848" calcext:value-type="float">
            <text:p>160.848</text:p>
          </table:table-cell>
          <table:table-cell office:value-type="float" office:value="144.702" calcext:value-type="float">
            <text:p>144.702</text:p>
          </table:table-cell>
          <table:table-cell office:value-type="float" office:value="137.245" calcext:value-type="float">
            <text:p>137.245</text:p>
          </table:table-cell>
          <table:table-cell office:value-type="float" office:value="139.164" calcext:value-type="float">
            <text:p>139.164</text:p>
          </table:table-cell>
          <table:table-cell office:value-type="float" office:value="142.489" calcext:value-type="float">
            <text:p>142.489</text:p>
          </table:table-cell>
          <table:table-cell office:value-type="float" office:value="139.291" calcext:value-type="float">
            <text:p>139.291</text:p>
          </table:table-cell>
          <table:table-cell office:value-type="float" office:value="143.351" calcext:value-type="float">
            <text:p>143.351</text:p>
          </table:table-cell>
          <table:table-cell office:value-type="float" office:value="161.86" calcext:value-type="float">
            <text:p>161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td</text:p>
          </table:table-cell>
          <table:table-cell office:value-type="float" office:value="11.1852903809" calcext:value-type="float">
            <text:p>11.1852903809</text:p>
          </table:table-cell>
          <table:table-cell office:value-type="float" office:value="11.6068188778" calcext:value-type="float">
            <text:p>11.6068188778</text:p>
          </table:table-cell>
          <table:table-cell office:value-type="float" office:value="19.1310539383" calcext:value-type="float">
            <text:p>19.1310539383</text:p>
          </table:table-cell>
          <table:table-cell office:value-type="float" office:value="20.4671035697" calcext:value-type="float">
            <text:p>20.4671035697</text:p>
          </table:table-cell>
          <table:table-cell office:value-type="float" office:value="14.2490356571" calcext:value-type="float">
            <text:p>14.2490356571</text:p>
          </table:table-cell>
          <table:table-cell office:value-type="float" office:value="14.7761399464" calcext:value-type="float">
            <text:p>14.7761399464</text:p>
          </table:table-cell>
          <table:table-cell office:value-type="float" office:value="17.997221752" calcext:value-type="float">
            <text:p>17.997221752</text:p>
          </table:table-cell>
          <table:table-cell office:value-type="float" office:value="15.2484934752" calcext:value-type="float">
            <text:p>15.2484934752</text:p>
          </table:table-cell>
          <table:table-cell office:value-type="float" office:value="17.3199506191" calcext:value-type="float">
            <text:p>17.3199506191</text:p>
          </table:table-cell>
          <table:table-cell office:value-type="float" office:value="17.086766103" calcext:value-type="float">
            <text:p>17.086766103</text:p>
          </table:table-cell>
          <table:table-cell office:value-type="float" office:value="16.0027574451" calcext:value-type="float">
            <text:p>16.0027574451</text:p>
          </table:table-cell>
          <table:table-cell office:value-type="float" office:value="12.9983147157" calcext:value-type="float">
            <text:p>12.9983147157</text:p>
          </table:table-cell>
          <table:table-cell office:value-type="float" office:value="10.713821178" calcext:value-type="float">
            <text:p>10.713821178</text:p>
          </table:table-cell>
          <table:table-cell office:value-type="float" office:value="16.4892494018" calcext:value-type="float">
            <text:p>16.4892494018</text:p>
          </table:table-cell>
          <table:table-cell office:value-type="float" office:value="21.952210996" calcext:value-type="float">
            <text:p>21.952210996</text:p>
          </table:table-cell>
          <table:table-cell office:value-type="float" office:value="14.2628327848" calcext:value-type="float">
            <text:p>14.2628327848</text:p>
          </table:table-cell>
          <table:table-cell office:value-type="float" office:value="22.2128051474" calcext:value-type="float">
            <text:p>22.2128051474</text:p>
          </table:table-cell>
          <table:table-cell office:value-type="float" office:value="20.2913944875" calcext:value-type="float">
            <text:p>20.2913944875</text:p>
          </table:table-cell>
          <table:table-cell office:value-type="float" office:value="19.1166966297" calcext:value-type="float">
            <text:p>19.1166966297</text:p>
          </table:table-cell>
          <table:table-cell office:value-type="float" office:value="18.4821150399" calcext:value-type="float">
            <text:p>18.4821150399</text:p>
          </table:table-cell>
          <table:table-cell office:value-type="float" office:value="31.0594763516" calcext:value-type="float">
            <text:p>31.0594763516</text:p>
          </table:table-cell>
          <table:table-cell office:value-type="float" office:value="36.235373338" calcext:value-type="float">
            <text:p>36.235373338</text:p>
          </table:table-cell>
          <table:table-cell office:value-type="float" office:value="40.1737140465" calcext:value-type="float">
            <text:p>40.1737140465</text:p>
          </table:table-cell>
          <table:table-cell office:value-type="float" office:value="37.938609435" calcext:value-type="float">
            <text:p>37.938609435</text:p>
          </table:table-cell>
          <table:table-cell office:value-type="float" office:value="42.8607356162" calcext:value-type="float">
            <text:p>42.8607356162</text:p>
          </table:table-cell>
          <table:table-cell office:value-type="float" office:value="45.180787382" calcext:value-type="float">
            <text:p>45.180787382</text:p>
          </table:table-cell>
          <table:table-cell office:value-type="float" office:value="53.8295277869" calcext:value-type="float">
            <text:p>53.8295277869</text:p>
          </table:table-cell>
          <table:table-cell office:value-type="float" office:value="66.6098526987" calcext:value-type="float">
            <text:p>66.6098526987</text:p>
          </table:table-cell>
          <table:table-cell office:value-type="float" office:value="33.5811654393" calcext:value-type="float">
            <text:p>33.5811654393</text:p>
          </table:table-cell>
          <table:table-cell office:value-type="float" office:value="57.1950779608" calcext:value-type="float">
            <text:p>57.1950779608</text:p>
          </table:table-cell>
          <table:table-cell office:value-type="float" office:value="58.3305190642" calcext:value-type="float">
            <text:p>58.3305190642</text:p>
          </table:table-cell>
          <table:table-cell office:value-type="float" office:value="30.7340675303" calcext:value-type="float">
            <text:p>30.7340675303</text:p>
          </table:table-cell>
          <table:table-cell office:value-type="float" office:value="48.3531771948" calcext:value-type="float">
            <text:p>48.3531771948</text:p>
          </table:table-cell>
          <table:table-cell office:value-type="float" office:value="52.335576901" calcext:value-type="float">
            <text:p>52.335576901</text:p>
          </table:table-cell>
          <table:table-cell office:value-type="float" office:value="42.8687570807" calcext:value-type="float">
            <text:p>42.8687570807</text:p>
          </table:table-cell>
          <table:table-cell office:value-type="float" office:value="50.44949923" calcext:value-type="float">
            <text:p>50.44949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</text:p>
          </table:table-cell>
          <table:table-cell table:formula="of:=[.B16]/[.B2]" office:value-type="float" office:value="0.896145080297047" calcext:value-type="float">
            <text:p>0.8961450803</text:p>
          </table:table-cell>
          <table:table-cell table:formula="of:=[.B16]/[.C2]" office:value-type="float" office:value="1.71930181257528" calcext:value-type="float">
            <text:p>1.7193018126</text:p>
          </table:table-cell>
          <table:table-cell table:formula="of:=[.B16]/[.D2]" office:value-type="float" office:value="2.3000861319974" calcext:value-type="float">
            <text:p>2.300086132</text:p>
          </table:table-cell>
          <table:table-cell table:formula="of:=[.B16]/[.E2]" office:value-type="float" office:value="2.94968257060188" calcext:value-type="float">
            <text:p>2.9496825706</text:p>
          </table:table-cell>
          <table:table-cell table:formula="of:=[.B16]/[.F2]" office:value-type="float" office:value="3.52160668064896" calcext:value-type="float">
            <text:p>3.5216066806</text:p>
          </table:table-cell>
          <table:table-cell table:formula="of:=[.B16]/[.G2]" office:value-type="float" office:value="4.20375853189536" calcext:value-type="float">
            <text:p>4.2037585319</text:p>
          </table:table-cell>
          <table:table-cell table:formula="of:=[.B16]/[.H2]" office:value-type="float" office:value="4.84210496372497" calcext:value-type="float">
            <text:p>4.8421049637</text:p>
          </table:table-cell>
          <table:table-cell table:formula="of:=[.B16]/[.I2]" office:value-type="float" office:value="5.5612278068953" calcext:value-type="float">
            <text:p>5.5612278069</text:p>
          </table:table-cell>
          <table:table-cell table:formula="of:=[.B16]/[.J2]" office:value-type="float" office:value="5.95347022719787" calcext:value-type="float">
            <text:p>5.9534702272</text:p>
          </table:table-cell>
          <table:table-cell table:formula="of:=[.B16]/[.K2]" office:value-type="float" office:value="6.28795786932233" calcext:value-type="float">
            <text:p>6.2879578693</text:p>
          </table:table-cell>
          <table:table-cell table:formula="of:=[.B16]/[.L2]" office:value-type="float" office:value="6.54424783433588" calcext:value-type="float">
            <text:p>6.5442478343</text:p>
          </table:table-cell>
          <table:table-cell table:formula="of:=[.B16]/[.M2]" office:value-type="float" office:value="6.79137359169547" calcext:value-type="float">
            <text:p>6.7913735917</text:p>
          </table:table-cell>
          <table:table-cell table:formula="of:=[.B16]/[.N2]" office:value-type="float" office:value="7.00923156277133" calcext:value-type="float">
            <text:p>7.0092315628</text:p>
          </table:table-cell>
          <table:table-cell table:formula="of:=[.B16]/[.O2]" office:value-type="float" office:value="7.14862123807091" calcext:value-type="float">
            <text:p>7.1486212381</text:p>
          </table:table-cell>
          <table:table-cell table:formula="of:=[.B16]/[.P2]" office:value-type="float" office:value="7.20406412009652" calcext:value-type="float">
            <text:p>7.2040641201</text:p>
          </table:table-cell>
          <table:table-cell table:formula="of:=[.B16]/[.Q2]" office:value-type="float" office:value="7.43652704953139" calcext:value-type="float">
            <text:p>7.4365270495</text:p>
          </table:table-cell>
          <table:table-cell table:formula="of:=[.B16]/[.R2]" office:value-type="float" office:value="7.65055158514251" calcext:value-type="float">
            <text:p>7.6505515851</text:p>
          </table:table-cell>
          <table:table-cell table:formula="of:=[.B16]/[.S2]" office:value-type="float" office:value="7.62422175669158" calcext:value-type="float">
            <text:p>7.6242217567</text:p>
          </table:table-cell>
          <table:table-cell table:formula="of:=[.B16]/[.T2]" office:value-type="float" office:value="8.04256496908138" calcext:value-type="float">
            <text:p>8.0425649691</text:p>
          </table:table-cell>
          <table:table-cell table:formula="of:=[.B16]/[.U2]" office:value-type="float" office:value="7.87717840842903" calcext:value-type="float">
            <text:p>7.8771784084</text:p>
          </table:table-cell>
          <table:table-cell table:formula="of:=[.B16]/[.V2]" office:value-type="float" office:value="8.39248573031533" calcext:value-type="float">
            <text:p>8.3924857303</text:p>
          </table:table-cell>
          <table:table-cell table:formula="of:=[.B16]/[.W2]" office:value-type="float" office:value="8.18124299944462" calcext:value-type="float">
            <text:p>8.1812429994</text:p>
          </table:table-cell>
          <table:table-cell table:formula="of:=[.B16]/[.X2]" office:value-type="float" office:value="7.71621444341526" calcext:value-type="float">
            <text:p>7.7162144434</text:p>
          </table:table-cell>
          <table:table-cell table:formula="of:=[.B16]/[.Y2]" office:value-type="float" office:value="8.42998490642021" calcext:value-type="float">
            <text:p>8.4299849064</text:p>
          </table:table-cell>
          <table:table-cell table:formula="of:=[.B16]/[.Z2]" office:value-type="float" office:value="8.1846596427864" calcext:value-type="float">
            <text:p>8.1846596428</text:p>
          </table:table-cell>
          <table:table-cell table:formula="of:=[.B16]/[.AA2]" office:value-type="float" office:value="8.23365386550973" calcext:value-type="float">
            <text:p>8.2336538655</text:p>
          </table:table-cell>
          <table:table-cell table:formula="of:=[.B16]/[.AB2]" office:value-type="float" office:value="8.08642455368041" calcext:value-type="float">
            <text:p>8.0864245537</text:p>
          </table:table-cell>
          <table:table-cell table:formula="of:=[.B16]/[.AC2]" office:value-type="float" office:value="8.04536776556936" calcext:value-type="float">
            <text:p>8.0453677656</text:p>
          </table:table-cell>
          <table:table-cell table:formula="of:=[.B16]/[.AD2]" office:value-type="float" office:value="8.33722819655424" calcext:value-type="float">
            <text:p>8.3372281966</text:p>
          </table:table-cell>
          <table:table-cell table:formula="of:=[.B16]/[.AE2]" office:value-type="float" office:value="8.52356437500543" calcext:value-type="float">
            <text:p>8.523564375</text:p>
          </table:table-cell>
          <table:table-cell table:formula="of:=[.B16]/[.AF2]" office:value-type="float" office:value="7.95944717409281" calcext:value-type="float">
            <text:p>7.9594471741</text:p>
          </table:table-cell>
          <table:table-cell table:formula="of:=[.B16]/[.AG2]" office:value-type="float" office:value="9.56061600638347" calcext:value-type="float">
            <text:p>9.5606160064</text:p>
          </table:table-cell>
          <table:table-cell table:formula="of:=[.B16]/[.AH2]" office:value-type="float" office:value="8.52933774084029" calcext:value-type="float">
            <text:p>8.5293377408</text:p>
          </table:table-cell>
          <table:table-cell table:formula="of:=[.B16]/[.AI2]" office:value-type="float" office:value="8.39358388481849" calcext:value-type="float">
            <text:p>8.3935838848</text:p>
          </table:table-cell>
          <table:table-cell table:formula="of:=[.B16]/[.AJ2]" office:value-type="float" office:value="9.13296935023675" calcext:value-type="float">
            <text:p>9.1329693502</text:p>
          </table:table-cell>
          <table:table-cell table:formula="of:=[.B16]/[.AK2]" office:value-type="float" office:value="7.8966709321243" calcext:value-type="float">
            <text:p>7.8966709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eff</text:p>
          </table:table-cell>
          <table:table-cell table:formula="of:=[.B6]/[.B1]" office:value-type="float" office:value="0.896145080297047" calcext:value-type="float">
            <text:p>0.8961450803</text:p>
          </table:table-cell>
          <table:table-cell table:formula="of:=[.C6]/[.C1]" office:value-type="float" office:value="0.859650906287638" calcext:value-type="float">
            <text:p>0.8596509063</text:p>
          </table:table-cell>
          <table:table-cell table:formula="of:=[.D6]/[.D1]" office:value-type="float" office:value="0.766695377332468" calcext:value-type="float">
            <text:p>0.7666953773</text:p>
          </table:table-cell>
          <table:table-cell table:formula="of:=[.E6]/[.E1]" office:value-type="float" office:value="0.737420642650471" calcext:value-type="float">
            <text:p>0.7374206427</text:p>
          </table:table-cell>
          <table:table-cell table:formula="of:=[.F6]/[.F1]" office:value-type="float" office:value="0.704321336129793" calcext:value-type="float">
            <text:p>0.7043213361</text:p>
          </table:table-cell>
          <table:table-cell table:formula="of:=[.G6]/[.G1]" office:value-type="float" office:value="0.70062642198256" calcext:value-type="float">
            <text:p>0.700626422</text:p>
          </table:table-cell>
          <table:table-cell table:formula="of:=[.H6]/[.H1]" office:value-type="float" office:value="0.691729280532138" calcext:value-type="float">
            <text:p>0.6917292805</text:p>
          </table:table-cell>
          <table:table-cell table:formula="of:=[.I6]/[.I1]" office:value-type="float" office:value="0.695153475861912" calcext:value-type="float">
            <text:p>0.6951534759</text:p>
          </table:table-cell>
          <table:table-cell table:formula="of:=[.J6]/[.J1]" office:value-type="float" office:value="0.661496691910874" calcext:value-type="float">
            <text:p>0.6614966919</text:p>
          </table:table-cell>
          <table:table-cell table:formula="of:=[.K6]/[.K1]" office:value-type="float" office:value="0.628795786932233" calcext:value-type="float">
            <text:p>0.6287957869</text:p>
          </table:table-cell>
          <table:table-cell table:formula="of:=[.L6]/[.L1]" office:value-type="float" office:value="0.594931621303262" calcext:value-type="float">
            <text:p>0.5949316213</text:p>
          </table:table-cell>
          <table:table-cell table:formula="of:=[.M6]/[.M1]" office:value-type="float" office:value="0.565947799307956" calcext:value-type="float">
            <text:p>0.5659477993</text:p>
          </table:table-cell>
          <table:table-cell table:formula="of:=[.N6]/[.N1]" office:value-type="float" office:value="0.539171658674717" calcext:value-type="float">
            <text:p>0.5391716587</text:p>
          </table:table-cell>
          <table:table-cell table:formula="of:=[.O6]/[.O1]" office:value-type="float" office:value="0.51061580271935" calcext:value-type="float">
            <text:p>0.5106158027</text:p>
          </table:table-cell>
          <table:table-cell table:formula="of:=[.P6]/[.P1]" office:value-type="float" office:value="0.480270941339768" calcext:value-type="float">
            <text:p>0.4802709413</text:p>
          </table:table-cell>
          <table:table-cell table:formula="of:=[.Q6]/[.Q1]" office:value-type="float" office:value="0.464782940595712" calcext:value-type="float">
            <text:p>0.4647829406</text:p>
          </table:table-cell>
          <table:table-cell table:formula="of:=[.R6]/[.R1]" office:value-type="float" office:value="0.450032446184853" calcext:value-type="float">
            <text:p>0.4500324462</text:p>
          </table:table-cell>
          <table:table-cell table:formula="of:=[.S6]/[.S1]" office:value-type="float" office:value="0.423567875371754" calcext:value-type="float">
            <text:p>0.4235678754</text:p>
          </table:table-cell>
          <table:table-cell table:formula="of:=[.T6]/[.T1]" office:value-type="float" office:value="0.423292893109546" calcext:value-type="float">
            <text:p>0.4232928931</text:p>
          </table:table-cell>
          <table:table-cell table:formula="of:=[.U6]/[.U1]" office:value-type="float" office:value="0.393858920421452" calcext:value-type="float">
            <text:p>0.3938589204</text:p>
          </table:table-cell>
          <table:table-cell table:formula="of:=[.V6]/[.V1]" office:value-type="float" office:value="0.399642177634063" calcext:value-type="float">
            <text:p>0.3996421776</text:p>
          </table:table-cell>
          <table:table-cell table:formula="of:=[.W6]/[.W1]" office:value-type="float" office:value="0.371874681792937" calcext:value-type="float">
            <text:p>0.3718746818</text:p>
          </table:table-cell>
          <table:table-cell table:formula="of:=[.X6]/[.X1]" office:value-type="float" office:value="0.335487584496316" calcext:value-type="float">
            <text:p>0.3354875845</text:p>
          </table:table-cell>
          <table:table-cell table:formula="of:=[.Y6]/[.Y1]" office:value-type="float" office:value="0.351249371100842" calcext:value-type="float">
            <text:p>0.3512493711</text:p>
          </table:table-cell>
          <table:table-cell table:formula="of:=[.Z6]/[.Z1]" office:value-type="float" office:value="0.327386385711456" calcext:value-type="float">
            <text:p>0.3273863857</text:p>
          </table:table-cell>
          <table:table-cell table:formula="of:=[.AA6]/[.AA1]" office:value-type="float" office:value="0.316678994827297" calcext:value-type="float">
            <text:p>0.3166789948</text:p>
          </table:table-cell>
          <table:table-cell table:formula="of:=[.AB6]/[.AB1]" office:value-type="float" office:value="0.299497205691867" calcext:value-type="float">
            <text:p>0.2994972057</text:p>
          </table:table-cell>
          <table:table-cell table:formula="of:=[.AC6]/[.AC1]" office:value-type="float" office:value="0.287334563056048" calcext:value-type="float">
            <text:p>0.2873345631</text:p>
          </table:table-cell>
          <table:table-cell table:formula="of:=[.AD6]/[.AD1]" office:value-type="float" office:value="0.287490627467388" calcext:value-type="float">
            <text:p>0.2874906275</text:p>
          </table:table-cell>
          <table:table-cell table:formula="of:=[.AE6]/[.AE1]" office:value-type="float" office:value="0.284118812500181" calcext:value-type="float">
            <text:p>0.2841188125</text:p>
          </table:table-cell>
          <table:table-cell table:formula="of:=[.AF6]/[.AF1]" office:value-type="float" office:value="0.256756360454607" calcext:value-type="float">
            <text:p>0.2567563605</text:p>
          </table:table-cell>
          <table:table-cell table:formula="of:=[.AG6]/[.AG1]" office:value-type="float" office:value="0.298769250199483" calcext:value-type="float">
            <text:p>0.2987692502</text:p>
          </table:table-cell>
          <table:table-cell table:formula="of:=[.AH6]/[.AH1]" office:value-type="float" office:value="0.258464780025463" calcext:value-type="float">
            <text:p>0.25846478</text:p>
          </table:table-cell>
          <table:table-cell table:formula="of:=[.AI6]/[.AI1]" office:value-type="float" office:value="0.246870114259367" calcext:value-type="float">
            <text:p>0.2468701143</text:p>
          </table:table-cell>
          <table:table-cell table:formula="of:=[.AJ6]/[.AJ1]" office:value-type="float" office:value="0.260941981435336" calcext:value-type="float">
            <text:p>0.2609419814</text:p>
          </table:table-cell>
          <table:table-cell table:formula="of:=[.AK6]/[.AK1]" office:value-type="float" office:value="0.219351970336786" calcext:value-type="float">
            <text:p>0.2193519703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mp_avg</text:p>
          </table:table-cell>
          <table:table-cell office:value-type="float" office:value="1731.0851" calcext:value-type="float">
            <text:p>1731.0851</text:p>
          </table:table-cell>
          <table:table-cell office:value-type="float" office:value="1008.5641904762" calcext:value-type="float">
            <text:p>1008.5641904762</text:p>
          </table:table-cell>
          <table:table-cell office:value-type="float" office:value="625.1254761905" calcext:value-type="float">
            <text:p>625.1254761905</text:p>
          </table:table-cell>
          <table:table-cell office:value-type="float" office:value="491.2793333333" calcext:value-type="float">
            <text:p>491.2793333333</text:p>
          </table:table-cell>
          <table:table-cell office:value-type="float" office:value="401.7281904762" calcext:value-type="float">
            <text:p>401.7281904762</text:p>
          </table:table-cell>
          <table:table-cell office:value-type="float" office:value="364.6014761905" calcext:value-type="float">
            <text:p>364.6014761905</text:p>
          </table:table-cell>
          <table:table-cell office:value-type="float" office:value="344.0683809524" calcext:value-type="float">
            <text:p>344.0683809524</text:p>
          </table:table-cell>
          <table:table-cell office:value-type="float" office:value="306.373952381" calcext:value-type="float">
            <text:p>306.373952381</text:p>
          </table:table-cell>
          <table:table-cell office:value-type="float" office:value="288.410952381" calcext:value-type="float">
            <text:p>288.410952381</text:p>
          </table:table-cell>
          <table:table-cell office:value-type="float" office:value="301.1734285714" calcext:value-type="float">
            <text:p>301.1734285714</text:p>
          </table:table-cell>
          <table:table-cell office:value-type="float" office:value="289.0865238095" calcext:value-type="float">
            <text:p>289.0865238095</text:p>
          </table:table-cell>
          <table:table-cell office:value-type="float" office:value="279.2394761905" calcext:value-type="float">
            <text:p>279.2394761905</text:p>
          </table:table-cell>
          <table:table-cell office:value-type="float" office:value="276.922047619" calcext:value-type="float">
            <text:p>276.922047619</text:p>
          </table:table-cell>
          <table:table-cell office:value-type="float" office:value="287.799047619" calcext:value-type="float">
            <text:p>287.799047619</text:p>
          </table:table-cell>
          <table:table-cell office:value-type="float" office:value="280.673952381" calcext:value-type="float">
            <text:p>280.673952381</text:p>
          </table:table-cell>
          <table:table-cell office:value-type="float" office:value="283.8356666667" calcext:value-type="float">
            <text:p>283.8356666667</text:p>
          </table:table-cell>
          <table:table-cell office:value-type="float" office:value="285.4958095238" calcext:value-type="float">
            <text:p>285.4958095238</text:p>
          </table:table-cell>
          <table:table-cell office:value-type="float" office:value="280.0297142857" calcext:value-type="float">
            <text:p>280.0297142857</text:p>
          </table:table-cell>
          <table:table-cell office:value-type="float" office:value="290.3335238095" calcext:value-type="float">
            <text:p>290.3335238095</text:p>
          </table:table-cell>
          <table:table-cell office:value-type="float" office:value="290.161952381" calcext:value-type="float">
            <text:p>290.161952381</text:p>
          </table:table-cell>
          <table:table-cell office:value-type="float" office:value="296.6191428571" calcext:value-type="float">
            <text:p>296.6191428571</text:p>
          </table:table-cell>
          <table:table-cell office:value-type="float" office:value="301.7783809524" calcext:value-type="float">
            <text:p>301.7783809524</text:p>
          </table:table-cell>
          <table:table-cell office:value-type="float" office:value="305.3915238095" calcext:value-type="float">
            <text:p>305.3915238095</text:p>
          </table:table-cell>
          <table:table-cell office:value-type="float" office:value="315.1426666667" calcext:value-type="float">
            <text:p>315.1426666667</text:p>
          </table:table-cell>
          <table:table-cell office:value-type="float" office:value="313.7235238095" calcext:value-type="float">
            <text:p>313.7235238095</text:p>
          </table:table-cell>
          <table:table-cell office:value-type="float" office:value="327.622952381" calcext:value-type="float">
            <text:p>327.622952381</text:p>
          </table:table-cell>
          <table:table-cell office:value-type="float" office:value="348.1436190476" calcext:value-type="float">
            <text:p>348.1436190476</text:p>
          </table:table-cell>
          <table:table-cell office:value-type="float" office:value="350.5276666667" calcext:value-type="float">
            <text:p>350.5276666667</text:p>
          </table:table-cell>
          <table:table-cell office:value-type="float" office:value="364.0206190476" calcext:value-type="float">
            <text:p>364.0206190476</text:p>
          </table:table-cell>
          <table:table-cell office:value-type="float" office:value="373.672" calcext:value-type="float">
            <text:p>373.672</text:p>
          </table:table-cell>
          <table:table-cell office:value-type="float" office:value="388.8758095238" calcext:value-type="float">
            <text:p>388.8758095238</text:p>
          </table:table-cell>
          <table:table-cell office:value-type="float" office:value="403.9683809524" calcext:value-type="float">
            <text:p>403.9683809524</text:p>
          </table:table-cell>
          <table:table-cell office:value-type="float" office:value="417.6292857143" calcext:value-type="float">
            <text:p>417.6292857143</text:p>
          </table:table-cell>
          <table:table-cell office:value-type="float" office:value="436.3113333333" calcext:value-type="float">
            <text:p>436.3113333333</text:p>
          </table:table-cell>
          <table:table-cell office:value-type="float" office:value="445.6471428571" calcext:value-type="float">
            <text:p>445.6471428571</text:p>
          </table:table-cell>
          <table:table-cell office:value-type="float" office:value="485.4558571429" calcext:value-type="float">
            <text:p>485.455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ax</text:p>
          </table:table-cell>
          <table:table-cell office:value-type="float" office:value="1742.114" calcext:value-type="float">
            <text:p>1742.114</text:p>
          </table:table-cell>
          <table:table-cell office:value-type="float" office:value="1093.362" calcext:value-type="float">
            <text:p>1093.362</text:p>
          </table:table-cell>
          <table:table-cell office:value-type="float" office:value="753.156" calcext:value-type="float">
            <text:p>753.156</text:p>
          </table:table-cell>
          <table:table-cell office:value-type="float" office:value="614.175" calcext:value-type="float">
            <text:p>614.175</text:p>
          </table:table-cell>
          <table:table-cell office:value-type="float" office:value="455.561" calcext:value-type="float">
            <text:p>455.561</text:p>
          </table:table-cell>
          <table:table-cell office:value-type="float" office:value="409.563" calcext:value-type="float">
            <text:p>409.563</text:p>
          </table:table-cell>
          <table:table-cell office:value-type="float" office:value="405.451" calcext:value-type="float">
            <text:p>405.451</text:p>
          </table:table-cell>
          <table:table-cell office:value-type="float" office:value="369.252" calcext:value-type="float">
            <text:p>369.252</text:p>
          </table:table-cell>
          <table:table-cell office:value-type="float" office:value="345.573" calcext:value-type="float">
            <text:p>345.573</text:p>
          </table:table-cell>
          <table:table-cell office:value-type="float" office:value="355.532" calcext:value-type="float">
            <text:p>355.532</text:p>
          </table:table-cell>
          <table:table-cell office:value-type="float" office:value="332.045" calcext:value-type="float">
            <text:p>332.045</text:p>
          </table:table-cell>
          <table:table-cell office:value-type="float" office:value="319.44" calcext:value-type="float">
            <text:p>319.44</text:p>
          </table:table-cell>
          <table:table-cell office:value-type="float" office:value="313.849" calcext:value-type="float">
            <text:p>313.849</text:p>
          </table:table-cell>
          <table:table-cell office:value-type="float" office:value="337.515" calcext:value-type="float">
            <text:p>337.515</text:p>
          </table:table-cell>
          <table:table-cell office:value-type="float" office:value="331.722" calcext:value-type="float">
            <text:p>331.722</text:p>
          </table:table-cell>
          <table:table-cell office:value-type="float" office:value="324.457" calcext:value-type="float">
            <text:p>324.457</text:p>
          </table:table-cell>
          <table:table-cell office:value-type="float" office:value="314.962" calcext:value-type="float">
            <text:p>314.962</text:p>
          </table:table-cell>
          <table:table-cell office:value-type="float" office:value="310.22" calcext:value-type="float">
            <text:p>310.22</text:p>
          </table:table-cell>
          <table:table-cell office:value-type="float" office:value="326.059" calcext:value-type="float">
            <text:p>326.059</text:p>
          </table:table-cell>
          <table:table-cell office:value-type="float" office:value="359.928" calcext:value-type="float">
            <text:p>359.928</text:p>
          </table:table-cell>
          <table:table-cell office:value-type="float" office:value="341.434" calcext:value-type="float">
            <text:p>341.434</text:p>
          </table:table-cell>
          <table:table-cell office:value-type="float" office:value="347.486" calcext:value-type="float">
            <text:p>347.486</text:p>
          </table:table-cell>
          <table:table-cell office:value-type="float" office:value="351.914" calcext:value-type="float">
            <text:p>351.914</text:p>
          </table:table-cell>
          <table:table-cell office:value-type="float" office:value="383.238" calcext:value-type="float">
            <text:p>383.238</text:p>
          </table:table-cell>
          <table:table-cell office:value-type="float" office:value="347.24" calcext:value-type="float">
            <text:p>347.24</text:p>
          </table:table-cell>
          <table:table-cell office:value-type="float" office:value="380.237" calcext:value-type="float">
            <text:p>380.237</text:p>
          </table:table-cell>
          <table:table-cell office:value-type="float" office:value="389.563" calcext:value-type="float">
            <text:p>389.563</text:p>
          </table:table-cell>
          <table:table-cell office:value-type="float" office:value="412.195" calcext:value-type="float">
            <text:p>412.195</text:p>
          </table:table-cell>
          <table:table-cell office:value-type="float" office:value="423.04" calcext:value-type="float">
            <text:p>423.04</text:p>
          </table:table-cell>
          <table:table-cell office:value-type="float" office:value="422.526" calcext:value-type="float">
            <text:p>422.526</text:p>
          </table:table-cell>
          <table:table-cell office:value-type="float" office:value="447.659" calcext:value-type="float">
            <text:p>447.659</text:p>
          </table:table-cell>
          <table:table-cell office:value-type="float" office:value="489.734" calcext:value-type="float">
            <text:p>489.734</text:p>
          </table:table-cell>
          <table:table-cell office:value-type="float" office:value="507.097" calcext:value-type="float">
            <text:p>507.097</text:p>
          </table:table-cell>
          <table:table-cell office:value-type="float" office:value="491.469" calcext:value-type="float">
            <text:p>491.469</text:p>
          </table:table-cell>
          <table:table-cell office:value-type="float" office:value="512.521" calcext:value-type="float">
            <text:p>512.521</text:p>
          </table:table-cell>
          <table:table-cell office:value-type="float" office:value="555.286" calcext:value-type="float">
            <text:p>555.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in</text:p>
          </table:table-cell>
          <table:table-cell office:value-type="float" office:value="1714.501" calcext:value-type="float">
            <text:p>1714.501</text:p>
          </table:table-cell>
          <table:table-cell office:value-type="float" office:value="952.223" calcext:value-type="float">
            <text:p>952.223</text:p>
          </table:table-cell>
          <table:table-cell office:value-type="float" office:value="543.423" calcext:value-type="float">
            <text:p>543.423</text:p>
          </table:table-cell>
          <table:table-cell office:value-type="float" office:value="431.083" calcext:value-type="float">
            <text:p>431.083</text:p>
          </table:table-cell>
          <table:table-cell office:value-type="float" office:value="355.218" calcext:value-type="float">
            <text:p>355.218</text:p>
          </table:table-cell>
          <table:table-cell office:value-type="float" office:value="322.857" calcext:value-type="float">
            <text:p>322.857</text:p>
          </table:table-cell>
          <table:table-cell office:value-type="float" office:value="303.326" calcext:value-type="float">
            <text:p>303.326</text:p>
          </table:table-cell>
          <table:table-cell office:value-type="float" office:value="279.21" calcext:value-type="float">
            <text:p>279.21</text:p>
          </table:table-cell>
          <table:table-cell office:value-type="float" office:value="265.707" calcext:value-type="float">
            <text:p>265.707</text:p>
          </table:table-cell>
          <table:table-cell office:value-type="float" office:value="253.625" calcext:value-type="float">
            <text:p>253.625</text:p>
          </table:table-cell>
          <table:table-cell office:value-type="float" office:value="254.631" calcext:value-type="float">
            <text:p>254.631</text:p>
          </table:table-cell>
          <table:table-cell office:value-type="float" office:value="250.195" calcext:value-type="float">
            <text:p>250.195</text:p>
          </table:table-cell>
          <table:table-cell office:value-type="float" office:value="248.232" calcext:value-type="float">
            <text:p>248.232</text:p>
          </table:table-cell>
          <table:table-cell office:value-type="float" office:value="246.51" calcext:value-type="float">
            <text:p>246.51</text:p>
          </table:table-cell>
          <table:table-cell office:value-type="float" office:value="216.195" calcext:value-type="float">
            <text:p>216.195</text:p>
          </table:table-cell>
          <table:table-cell office:value-type="float" office:value="255.588" calcext:value-type="float">
            <text:p>255.588</text:p>
          </table:table-cell>
          <table:table-cell office:value-type="float" office:value="250.275" calcext:value-type="float">
            <text:p>250.275</text:p>
          </table:table-cell>
          <table:table-cell office:value-type="float" office:value="250.897" calcext:value-type="float">
            <text:p>250.897</text:p>
          </table:table-cell>
          <table:table-cell office:value-type="float" office:value="256.356" calcext:value-type="float">
            <text:p>256.356</text:p>
          </table:table-cell>
          <table:table-cell office:value-type="float" office:value="249.036" calcext:value-type="float">
            <text:p>249.036</text:p>
          </table:table-cell>
          <table:table-cell office:value-type="float" office:value="247.805" calcext:value-type="float">
            <text:p>247.805</text:p>
          </table:table-cell>
          <table:table-cell office:value-type="float" office:value="235.3" calcext:value-type="float">
            <text:p>235.3</text:p>
          </table:table-cell>
          <table:table-cell office:value-type="float" office:value="251.985" calcext:value-type="float">
            <text:p>251.985</text:p>
          </table:table-cell>
          <table:table-cell office:value-type="float" office:value="282.325" calcext:value-type="float">
            <text:p>282.325</text:p>
          </table:table-cell>
          <table:table-cell office:value-type="float" office:value="282.658" calcext:value-type="float">
            <text:p>282.658</text:p>
          </table:table-cell>
          <table:table-cell office:value-type="float" office:value="269.682" calcext:value-type="float">
            <text:p>269.682</text:p>
          </table:table-cell>
          <table:table-cell office:value-type="float" office:value="310.002" calcext:value-type="float">
            <text:p>310.002</text:p>
          </table:table-cell>
          <table:table-cell office:value-type="float" office:value="314.28" calcext:value-type="float">
            <text:p>314.28</text:p>
          </table:table-cell>
          <table:table-cell office:value-type="float" office:value="309.301" calcext:value-type="float">
            <text:p>309.301</text:p>
          </table:table-cell>
          <table:table-cell office:value-type="float" office:value="312.289" calcext:value-type="float">
            <text:p>312.289</text:p>
          </table:table-cell>
          <table:table-cell office:value-type="float" office:value="333.054" calcext:value-type="float">
            <text:p>333.054</text:p>
          </table:table-cell>
          <table:table-cell office:value-type="float" office:value="344.381" calcext:value-type="float">
            <text:p>344.381</text:p>
          </table:table-cell>
          <table:table-cell office:value-type="float" office:value="368.012" calcext:value-type="float">
            <text:p>368.012</text:p>
          </table:table-cell>
          <table:table-cell office:value-type="float" office:value="382.851" calcext:value-type="float">
            <text:p>382.851</text:p>
          </table:table-cell>
          <table:table-cell office:value-type="float" office:value="401.31" calcext:value-type="float">
            <text:p>401.31</text:p>
          </table:table-cell>
          <table:table-cell office:value-type="float" office:value="411.843" calcext:value-type="float">
            <text:p>411.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td</text:p>
          </table:table-cell>
          <table:table-cell office:value-type="float" office:value="8.2333798962" calcext:value-type="float">
            <text:p>8.2333798962</text:p>
          </table:table-cell>
          <table:table-cell office:value-type="float" office:value="25.7633475981" calcext:value-type="float">
            <text:p>25.7633475981</text:p>
          </table:table-cell>
          <table:table-cell office:value-type="float" office:value="50.8918582119" calcext:value-type="float">
            <text:p>50.8918582119</text:p>
          </table:table-cell>
          <table:table-cell office:value-type="float" office:value="52.9172487468" calcext:value-type="float">
            <text:p>52.9172487468</text:p>
          </table:table-cell>
          <table:table-cell office:value-type="float" office:value="26.4318225452" calcext:value-type="float">
            <text:p>26.4318225452</text:p>
          </table:table-cell>
          <table:table-cell office:value-type="float" office:value="21.3763653847" calcext:value-type="float">
            <text:p>21.3763653847</text:p>
          </table:table-cell>
          <table:table-cell office:value-type="float" office:value="21.777810116" calcext:value-type="float">
            <text:p>21.777810116</text:p>
          </table:table-cell>
          <table:table-cell office:value-type="float" office:value="23.770286844" calcext:value-type="float">
            <text:p>23.770286844</text:p>
          </table:table-cell>
          <table:table-cell office:value-type="float" office:value="16.4934703579" calcext:value-type="float">
            <text:p>16.4934703579</text:p>
          </table:table-cell>
          <table:table-cell office:value-type="float" office:value="25.2619418208" calcext:value-type="float">
            <text:p>25.2619418208</text:p>
          </table:table-cell>
          <table:table-cell office:value-type="float" office:value="19.2950543291" calcext:value-type="float">
            <text:p>19.2950543291</text:p>
          </table:table-cell>
          <table:table-cell office:value-type="float" office:value="15.8146892022" calcext:value-type="float">
            <text:p>15.8146892022</text:p>
          </table:table-cell>
          <table:table-cell office:value-type="float" office:value="17.5433972094" calcext:value-type="float">
            <text:p>17.5433972094</text:p>
          </table:table-cell>
          <table:table-cell office:value-type="float" office:value="24.0904350178" calcext:value-type="float">
            <text:p>24.0904350178</text:p>
          </table:table-cell>
          <table:table-cell office:value-type="float" office:value="25.7882370461" calcext:value-type="float">
            <text:p>25.7882370461</text:p>
          </table:table-cell>
          <table:table-cell office:value-type="float" office:value="19.4575011097" calcext:value-type="float">
            <text:p>19.4575011097</text:p>
          </table:table-cell>
          <table:table-cell office:value-type="float" office:value="19.8441644083" calcext:value-type="float">
            <text:p>19.8441644083</text:p>
          </table:table-cell>
          <table:table-cell office:value-type="float" office:value="18.0543392018" calcext:value-type="float">
            <text:p>18.0543392018</text:p>
          </table:table-cell>
          <table:table-cell office:value-type="float" office:value="22.2451644422" calcext:value-type="float">
            <text:p>22.2451644422</text:p>
          </table:table-cell>
          <table:table-cell office:value-type="float" office:value="25.0849609258" calcext:value-type="float">
            <text:p>25.0849609258</text:p>
          </table:table-cell>
          <table:table-cell office:value-type="float" office:value="26.425152844" calcext:value-type="float">
            <text:p>26.425152844</text:p>
          </table:table-cell>
          <table:table-cell office:value-type="float" office:value="25.9697237461" calcext:value-type="float">
            <text:p>25.9697237461</text:p>
          </table:table-cell>
          <table:table-cell office:value-type="float" office:value="27.477206675" calcext:value-type="float">
            <text:p>27.477206675</text:p>
          </table:table-cell>
          <table:table-cell office:value-type="float" office:value="24.4525192063" calcext:value-type="float">
            <text:p>24.4525192063</text:p>
          </table:table-cell>
          <table:table-cell office:value-type="float" office:value="16.5668505958" calcext:value-type="float">
            <text:p>16.5668505958</text:p>
          </table:table-cell>
          <table:table-cell office:value-type="float" office:value="34.548483678" calcext:value-type="float">
            <text:p>34.548483678</text:p>
          </table:table-cell>
          <table:table-cell office:value-type="float" office:value="19.4692492626" calcext:value-type="float">
            <text:p>19.4692492626</text:p>
          </table:table-cell>
          <table:table-cell office:value-type="float" office:value="30.5851378603" calcext:value-type="float">
            <text:p>30.5851378603</text:p>
          </table:table-cell>
          <table:table-cell office:value-type="float" office:value="25.3886177498" calcext:value-type="float">
            <text:p>25.3886177498</text:p>
          </table:table-cell>
          <table:table-cell office:value-type="float" office:value="27.5799356236" calcext:value-type="float">
            <text:p>27.5799356236</text:p>
          </table:table-cell>
          <table:table-cell office:value-type="float" office:value="27.5974329796" calcext:value-type="float">
            <text:p>27.5974329796</text:p>
          </table:table-cell>
          <table:table-cell office:value-type="float" office:value="33.2965599056" calcext:value-type="float">
            <text:p>33.2965599056</text:p>
          </table:table-cell>
          <table:table-cell office:value-type="float" office:value="36.6810588262" calcext:value-type="float">
            <text:p>36.6810588262</text:p>
          </table:table-cell>
          <table:table-cell office:value-type="float" office:value="27.4468321001" calcext:value-type="float">
            <text:p>27.4468321001</text:p>
          </table:table-cell>
          <table:table-cell office:value-type="float" office:value="33.3080659155" calcext:value-type="float">
            <text:p>33.3080659155</text:p>
          </table:table-cell>
          <table:table-cell office:value-type="float" office:value="32.0070353489" calcext:value-type="float">
            <text:p>32.0070353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</text:p>
          </table:table-cell>
          <table:table-cell table:formula="of:=[.B16]/[.B9]" office:value-type="float" office:value="0.956392525127736" calcext:value-type="float">
            <text:p>0.9563925251</text:p>
          </table:table-cell>
          <table:table-cell table:formula="of:=[.B16]/[.C9]" office:value-type="float" office:value="1.64153840244744" calcext:value-type="float">
            <text:p>1.6415384024</text:p>
          </table:table-cell>
          <table:table-cell table:formula="of:=[.B16]/[.D9]" office:value-type="float" office:value="2.64842325750211" calcext:value-type="float">
            <text:p>2.6484232575</text:p>
          </table:table-cell>
          <table:table-cell table:formula="of:=[.B16]/[.E9]" office:value-type="float" office:value="3.36997047843816" calcext:value-type="float">
            <text:p>3.3699704784</text:p>
          </table:table-cell>
          <table:table-cell table:formula="of:=[.B16]/[.F9]" office:value-type="float" office:value="4.12118663626143" calcext:value-type="float">
            <text:p>4.1211866363</text:p>
          </table:table-cell>
          <table:table-cell table:formula="of:=[.B16]/[.G9]" office:value-type="float" office:value="4.54083967870434" calcext:value-type="float">
            <text:p>4.5408396787</text:p>
          </table:table-cell>
          <table:table-cell table:formula="of:=[.B16]/[.H9]" office:value-type="float" office:value="4.81182503727084" calcext:value-type="float">
            <text:p>4.8118250373</text:p>
          </table:table-cell>
          <table:table-cell table:formula="of:=[.B16]/[.I9]" office:value-type="float" office:value="5.40384336570864" calcext:value-type="float">
            <text:p>5.4038433657</text:p>
          </table:table-cell>
          <table:table-cell table:formula="of:=[.B16]/[.J9]" office:value-type="float" office:value="5.7404090806264" calcext:value-type="float">
            <text:p>5.7404090806</text:p>
          </table:table-cell>
          <table:table-cell table:formula="of:=[.B16]/[.K9]" office:value-type="float" office:value="5.49715443973008" calcext:value-type="float">
            <text:p>5.4971544397</text:p>
          </table:table-cell>
          <table:table-cell table:formula="of:=[.B16]/[.L9]" office:value-type="float" office:value="5.72699421675911" calcext:value-type="float">
            <text:p>5.7269942168</text:p>
          </table:table-cell>
          <table:table-cell table:formula="of:=[.B16]/[.M9]" office:value-type="float" office:value="5.92894984830345" calcext:value-type="float">
            <text:p>5.9289498483</text:p>
          </table:table-cell>
          <table:table-cell table:formula="of:=[.B16]/[.N9]" office:value-type="float" office:value="5.97856640247668" calcext:value-type="float">
            <text:p>5.9785664025</text:p>
          </table:table-cell>
          <table:table-cell table:formula="of:=[.B16]/[.O9]" office:value-type="float" office:value="5.75261406768707" calcext:value-type="float">
            <text:p>5.7526140677</text:p>
          </table:table-cell>
          <table:table-cell table:formula="of:=[.B16]/[.P9]" office:value-type="float" office:value="5.89864800760925" calcext:value-type="float">
            <text:p>5.8986480076</text:p>
          </table:table-cell>
          <table:table-cell table:formula="of:=[.B16]/[.Q9]" office:value-type="float" office:value="5.83294153776706" calcext:value-type="float">
            <text:p>5.8329415378</text:p>
          </table:table-cell>
          <table:table-cell table:formula="of:=[.B16]/[.R9]" office:value-type="float" office:value="5.79902329481296" calcext:value-type="float">
            <text:p>5.7990232948</text:p>
          </table:table-cell>
          <table:table-cell table:formula="of:=[.B16]/[.S9]" office:value-type="float" office:value="5.91221847375411" calcext:value-type="float">
            <text:p>5.9122184738</text:p>
          </table:table-cell>
          <table:table-cell table:formula="of:=[.B16]/[.T9]" office:value-type="float" office:value="5.70239643110007" calcext:value-type="float">
            <text:p>5.7023964311</text:p>
          </table:table-cell>
          <table:table-cell table:formula="of:=[.B16]/[.U9]" office:value-type="float" office:value="5.70576823189452" calcext:value-type="float">
            <text:p>5.7057682319</text:p>
          </table:table-cell>
          <table:table-cell table:formula="of:=[.B16]/[.V9]" office:value-type="float" office:value="5.58155766365222" calcext:value-type="float">
            <text:p>5.5815576637</text:p>
          </table:table-cell>
          <table:table-cell table:formula="of:=[.B16]/[.W9]" office:value-type="float" office:value="5.48613470844069" calcext:value-type="float">
            <text:p>5.4861347084</text:p>
          </table:table-cell>
          <table:table-cell table:formula="of:=[.B16]/[.X9]" office:value-type="float" office:value="5.42122724739651" calcext:value-type="float">
            <text:p>5.4212272474</text:p>
          </table:table-cell>
          <table:table-cell table:formula="of:=[.B16]/[.Y9]" office:value-type="float" office:value="5.25348366030991" calcext:value-type="float">
            <text:p>5.2534836603</text:p>
          </table:table-cell>
          <table:table-cell table:formula="of:=[.B16]/[.Z9]" office:value-type="float" office:value="5.2772480364122" calcext:value-type="float">
            <text:p>5.2772480364</text:p>
          </table:table-cell>
          <table:table-cell table:formula="of:=[.B16]/[.AA9]" office:value-type="float" office:value="5.05336038872719" calcext:value-type="float">
            <text:p>5.0533603887</text:p>
          </table:table-cell>
          <table:table-cell table:formula="of:=[.B16]/[.AB9]" office:value-type="float" office:value="4.75549962549691" calcext:value-type="float">
            <text:p>4.7554996255</text:p>
          </table:table-cell>
          <table:table-cell table:formula="of:=[.B16]/[.AC9]" office:value-type="float" office:value="4.72315599434332" calcext:value-type="float">
            <text:p>4.7231559943</text:p>
          </table:table-cell>
          <table:table-cell table:formula="of:=[.B16]/[.AD9]" office:value-type="float" office:value="4.54808536486641" calcext:value-type="float">
            <text:p>4.5480853649</text:p>
          </table:table-cell>
          <table:table-cell table:formula="of:=[.B16]/[.AE9]" office:value-type="float" office:value="4.43061521869447" calcext:value-type="float">
            <text:p>4.4306152187</text:p>
          </table:table-cell>
          <table:table-cell table:formula="of:=[.B16]/[.AF9]" office:value-type="float" office:value="4.25739223025307" calcext:value-type="float">
            <text:p>4.2573922303</text:p>
          </table:table-cell>
          <table:table-cell table:formula="of:=[.B16]/[.AG9]" office:value-type="float" office:value="4.09833276083823" calcext:value-type="float">
            <text:p>4.0983327608</text:p>
          </table:table-cell>
          <table:table-cell table:formula="of:=[.B16]/[.AH9]" office:value-type="float" office:value="3.96427383479183" calcext:value-type="float">
            <text:p>3.9642738348</text:p>
          </table:table-cell>
          <table:table-cell table:formula="of:=[.B16]/[.AI9]" office:value-type="float" office:value="3.79453093127719" calcext:value-type="float">
            <text:p>3.7945309313</text:p>
          </table:table-cell>
          <table:table-cell table:formula="of:=[.B16]/[.AJ9]" office:value-type="float" office:value="3.71503974957802" calcext:value-type="float">
            <text:p>3.7150397496</text:p>
          </table:table-cell>
          <table:table-cell table:formula="of:=[.B16]/[.AK9]" office:value-type="float" office:value="3.41039628143297" calcext:value-type="float">
            <text:p>3.4103962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eff</text:p>
          </table:table-cell>
          <table:table-cell table:formula="of:=[.B13]/[.B1]" office:value-type="float" office:value="0.956392525127736" calcext:value-type="float">
            <text:p>0.9563925251</text:p>
          </table:table-cell>
          <table:table-cell table:formula="of:=[.C13]/[.C1]" office:value-type="float" office:value="0.820769201223721" calcext:value-type="float">
            <text:p>0.8207692012</text:p>
          </table:table-cell>
          <table:table-cell table:formula="of:=[.D13]/[.D1]" office:value-type="float" office:value="0.882807752500702" calcext:value-type="float">
            <text:p>0.8828077525</text:p>
          </table:table-cell>
          <table:table-cell table:formula="of:=[.E13]/[.E1]" office:value-type="float" office:value="0.842492619609539" calcext:value-type="float">
            <text:p>0.8424926196</text:p>
          </table:table-cell>
          <table:table-cell table:formula="of:=[.F13]/[.F1]" office:value-type="float" office:value="0.824237327252285" calcext:value-type="float">
            <text:p>0.8242373273</text:p>
          </table:table-cell>
          <table:table-cell table:formula="of:=[.G13]/[.G1]" office:value-type="float" office:value="0.756806613117391" calcext:value-type="float">
            <text:p>0.7568066131</text:p>
          </table:table-cell>
          <table:table-cell table:formula="of:=[.H13]/[.H1]" office:value-type="float" office:value="0.687403576752977" calcext:value-type="float">
            <text:p>0.6874035768</text:p>
          </table:table-cell>
          <table:table-cell table:formula="of:=[.I13]/[.I1]" office:value-type="float" office:value="0.675480420713579" calcext:value-type="float">
            <text:p>0.6754804207</text:p>
          </table:table-cell>
          <table:table-cell table:formula="of:=[.J13]/[.J1]" office:value-type="float" office:value="0.637823231180711" calcext:value-type="float">
            <text:p>0.6378232312</text:p>
          </table:table-cell>
          <table:table-cell table:formula="of:=[.K13]/[.K1]" office:value-type="float" office:value="0.549715443973007" calcext:value-type="float">
            <text:p>0.549715444</text:p>
          </table:table-cell>
          <table:table-cell table:formula="of:=[.L13]/[.L1]" office:value-type="float" office:value="0.520635837887191" calcext:value-type="float">
            <text:p>0.5206358379</text:p>
          </table:table-cell>
          <table:table-cell table:formula="of:=[.M13]/[.M1]" office:value-type="float" office:value="0.494079154025288" calcext:value-type="float">
            <text:p>0.494079154</text:p>
          </table:table-cell>
          <table:table-cell table:formula="of:=[.N13]/[.N1]" office:value-type="float" office:value="0.459889723267437" calcext:value-type="float">
            <text:p>0.4598897233</text:p>
          </table:table-cell>
          <table:table-cell table:formula="of:=[.O13]/[.O1]" office:value-type="float" office:value="0.410901004834791" calcext:value-type="float">
            <text:p>0.4109010048</text:p>
          </table:table-cell>
          <table:table-cell table:formula="of:=[.P13]/[.P1]" office:value-type="float" office:value="0.393243200507283" calcext:value-type="float">
            <text:p>0.3932432005</text:p>
          </table:table-cell>
          <table:table-cell table:formula="of:=[.Q13]/[.Q1]" office:value-type="float" office:value="0.364558846110441" calcext:value-type="float">
            <text:p>0.3645588461</text:p>
          </table:table-cell>
          <table:table-cell table:formula="of:=[.R13]/[.R1]" office:value-type="float" office:value="0.341119017341939" calcext:value-type="float">
            <text:p>0.3411190173</text:p>
          </table:table-cell>
          <table:table-cell table:formula="of:=[.S13]/[.S1]" office:value-type="float" office:value="0.328456581875228" calcext:value-type="float">
            <text:p>0.3284565819</text:p>
          </table:table-cell>
          <table:table-cell table:formula="of:=[.T13]/[.T1]" office:value-type="float" office:value="0.300126127952635" calcext:value-type="float">
            <text:p>0.300126128</text:p>
          </table:table-cell>
          <table:table-cell table:formula="of:=[.U13]/[.U1]" office:value-type="float" office:value="0.285288411594726" calcext:value-type="float">
            <text:p>0.2852884116</text:p>
          </table:table-cell>
          <table:table-cell table:formula="of:=[.V13]/[.V1]" office:value-type="float" office:value="0.265788460173915" calcext:value-type="float">
            <text:p>0.2657884602</text:p>
          </table:table-cell>
          <table:table-cell table:formula="of:=[.W13]/[.W1]" office:value-type="float" office:value="0.249369759474577" calcext:value-type="float">
            <text:p>0.2493697595</text:p>
          </table:table-cell>
          <table:table-cell table:formula="of:=[.X13]/[.X1]" office:value-type="float" office:value="0.2357055324955" calcext:value-type="float">
            <text:p>0.2357055325</text:p>
          </table:table-cell>
          <table:table-cell table:formula="of:=[.Y13]/[.Y1]" office:value-type="float" office:value="0.218895152512913" calcext:value-type="float">
            <text:p>0.2188951525</text:p>
          </table:table-cell>
          <table:table-cell table:formula="of:=[.Z13]/[.Z1]" office:value-type="float" office:value="0.211089921456488" calcext:value-type="float">
            <text:p>0.2110899215</text:p>
          </table:table-cell>
          <table:table-cell table:formula="of:=[.AA13]/[.AA1]" office:value-type="float" office:value="0.194360014951046" calcext:value-type="float">
            <text:p>0.194360015</text:p>
          </table:table-cell>
          <table:table-cell table:formula="of:=[.AB13]/[.AB1]" office:value-type="float" office:value="0.176129615759145" calcext:value-type="float">
            <text:p>0.1761296158</text:p>
          </table:table-cell>
          <table:table-cell table:formula="of:=[.AC13]/[.AC1]" office:value-type="float" office:value="0.168684142655118" calcext:value-type="float">
            <text:p>0.1686841427</text:p>
          </table:table-cell>
          <table:table-cell table:formula="of:=[.AD13]/[.AD1]" office:value-type="float" office:value="0.15683052982298" calcext:value-type="float">
            <text:p>0.1568305298</text:p>
          </table:table-cell>
          <table:table-cell table:formula="of:=[.AE13]/[.AE1]" office:value-type="float" office:value="0.147687173956482" calcext:value-type="float">
            <text:p>0.147687174</text:p>
          </table:table-cell>
          <table:table-cell table:formula="of:=[.AF13]/[.AF1]" office:value-type="float" office:value="0.13733523323397" calcext:value-type="float">
            <text:p>0.1373352332</text:p>
          </table:table-cell>
          <table:table-cell table:formula="of:=[.AG13]/[.AG1]" office:value-type="float" office:value="0.128072898776195" calcext:value-type="float">
            <text:p>0.1280728988</text:p>
          </table:table-cell>
          <table:table-cell table:formula="of:=[.AH13]/[.AH1]" office:value-type="float" office:value="0.120129510145207" calcext:value-type="float">
            <text:p>0.1201295101</text:p>
          </table:table-cell>
          <table:table-cell table:formula="of:=[.AI13]/[.AI1]" office:value-type="float" office:value="0.111603850919917" calcext:value-type="float">
            <text:p>0.1116038509</text:p>
          </table:table-cell>
          <table:table-cell table:formula="of:=[.AJ13]/[.AJ1]" office:value-type="float" office:value="0.106143992845086" calcext:value-type="float">
            <text:p>0.1061439928</text:p>
          </table:table-cell>
          <table:table-cell table:formula="of:=[.AK13]/[.AK1]" office:value-type="float" office:value="0.0947332300398046" calcext:value-type="float">
            <text:p>0.09473323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qsort_avg</text:p>
          </table:table-cell>
          <table:table-cell office:value-type="float" office:value="1655.59685" calcext:value-type="float">
            <text:p>1655.59685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1:16:06.7755329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21:18:18.000971842</dc:date>
    <meta:editing-duration>PT30M3S</meta:editing-duration>
    <meta:editing-cycles>8</meta:editing-cycles>
    <meta:generator>LibreOffice/5.1.4.2$Linux_X86_64 LibreOffice_project/10m0$Build-2</meta:generator>
    <meta:document-statistic meta:table-count="1" meta:cell-count="5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5cm" svg:height="12.777cm" xlink:href=".." xlink:type="simple" chart:class="chart:line" chart:style-name="ch1">
        <chart:legend chart:legend-position="end" svg:x="20.226cm" svg:y="5.342cm" style:legend-expansion="high" chart:style-name="ch2"/>
        <chart:plot-area chart:style-name="ch3" table:cell-range-address="all.B1:all.AK2 all.A1:all.A2 all.A9:all.AK9" chart:data-source-has-labels="both" svg:x="1.471cm" svg:y="0.255cm" svg:width="18.295cm" svg:height="12.267cm">
          <chartooo:coordinate-region svg:x="2.278cm" svg:y="0.455cm" svg:width="17.117cm" svg:height="11.42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title svg:x="0.451cm" svg:y="6.657cm" chart:style-name="ch5">
              <text:p>ms</text:p>
            </chart:title>
            <chart:grid chart:style-name="ch6" chart:class="major"/>
          </chart:axis>
          <chart:series chart:style-name="ch7" chart:values-cell-range-address="all.B2:all.AK2" chart:label-cell-address="all.A2:all.A2" chart:class="chart:line">
            <chart:data-point chart:repeated="36"/>
          </chart:series>
          <chart:series chart:style-name="ch8" chart:values-cell-range-address="all.B9:all.AK9" chart:label-cell-address="all.A9:all.A9" chart:class="chart:line">
            <chart:data-point chart:repeated="36"/>
          </chart:series>
          <chart:series chart:style-name="ch9" chart:values-cell-range-address="all.B2:all.AK2" chart:label-cell-address="all.A2:all.A2" chart:class="chart:line">
            <chart:data-point chart:repeated="36"/>
          </chart:series>
          <chart:series chart:style-name="ch10" chart:values-cell-range-address="all.B9:all.AK9" chart:label-cell-address="all.A9:all.A9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_avg</text:p>
                <draw:g>
                  <svg:desc>all.A2:all.A2</svg:desc>
                </draw:g>
              </table:table-cell>
              <table:table-cell office:value-type="float" office:value="1847.4652">
                <text:p>1847.4652</text:p>
                <draw:g>
                  <svg:desc>all.B2:all.AK2</svg:desc>
                </draw:g>
              </table:table-cell>
              <table:table-cell office:value-type="float" office:value="962.9471904762">
                <text:p>962.9471904762</text:p>
              </table:table-cell>
              <table:table-cell office:value-type="float" office:value="719.7977619048">
                <text:p>719.7977619048</text:p>
              </table:table-cell>
              <table:table-cell office:value-type="float" office:value="561.2796666667">
                <text:p>561.2796666667</text:p>
              </table:table-cell>
              <table:table-cell office:value-type="float" office:value="470.1254285714">
                <text:p>470.1254285714</text:p>
              </table:table-cell>
              <table:table-cell office:value-type="float" office:value="393.8372857143">
                <text:p>393.8372857143</text:p>
              </table:table-cell>
              <table:table-cell office:value-type="float" office:value="341.9167619048">
                <text:p>341.9167619048</text:p>
              </table:table-cell>
              <table:table-cell office:value-type="float" office:value="297.7034761905">
                <text:p>297.7034761905</text:p>
              </table:table-cell>
              <table:table-cell office:value-type="float" office:value="278.0893809524">
                <text:p>278.0893809524</text:p>
              </table:table-cell>
              <table:table-cell office:value-type="float" office:value="263.2964285714">
                <text:p>263.2964285714</text:p>
              </table:table-cell>
              <table:table-cell office:value-type="float" office:value="252.985047619">
                <text:p>252.985047619</text:p>
              </table:table-cell>
              <table:table-cell office:value-type="float" office:value="243.7793809524">
                <text:p>243.7793809524</text:p>
              </table:table-cell>
              <table:table-cell office:value-type="float" office:value="236.2023333333">
                <text:p>236.2023333333</text:p>
              </table:table-cell>
              <table:table-cell office:value-type="float" office:value="231.5966666667">
                <text:p>231.5966666667</text:p>
              </table:table-cell>
              <table:table-cell office:value-type="float" office:value="229.8142857143">
                <text:p>229.8142857143</text:p>
              </table:table-cell>
              <table:table-cell office:value-type="float" office:value="222.6303809524">
                <text:p>222.6303809524</text:p>
              </table:table-cell>
              <table:table-cell office:value-type="float" office:value="216.4022857143">
                <text:p>216.4022857143</text:p>
              </table:table-cell>
              <table:table-cell office:value-type="float" office:value="217.1496190476">
                <text:p>217.1496190476</text:p>
              </table:table-cell>
              <table:table-cell office:value-type="float" office:value="205.8543333333">
                <text:p>205.8543333333</text:p>
              </table:table-cell>
              <table:table-cell office:value-type="float" office:value="210.1763809524">
                <text:p>210.1763809524</text:p>
              </table:table-cell>
              <table:table-cell office:value-type="float" office:value="197.2713333333">
                <text:p>197.2713333333</text:p>
              </table:table-cell>
              <table:table-cell office:value-type="float" office:value="202.364952381">
                <text:p>202.364952381</text:p>
              </table:table-cell>
              <table:table-cell office:value-type="float" office:value="214.5607619048">
                <text:p>214.5607619048</text:p>
              </table:table-cell>
              <table:table-cell office:value-type="float" office:value="196.3938095238">
                <text:p>196.3938095238</text:p>
              </table:table-cell>
              <table:table-cell office:value-type="float" office:value="202.2804761905">
                <text:p>202.2804761905</text:p>
              </table:table-cell>
              <table:table-cell office:value-type="float" office:value="201.0768095238">
                <text:p>201.0768095238</text:p>
              </table:table-cell>
              <table:table-cell office:value-type="float" office:value="204.7378095238">
                <text:p>204.7378095238</text:p>
              </table:table-cell>
              <table:table-cell office:value-type="float" office:value="205.7826190476">
                <text:p>205.7826190476</text:p>
              </table:table-cell>
              <table:table-cell office:value-type="float" office:value="198.5788095238">
                <text:p>198.5788095238</text:p>
              </table:table-cell>
              <table:table-cell office:value-type="float" office:value="194.2376190476">
                <text:p>194.2376190476</text:p>
              </table:table-cell>
              <table:table-cell office:value-type="float" office:value="208.004">
                <text:p>208.004</text:p>
              </table:table-cell>
              <table:table-cell office:value-type="float" office:value="173.1684285714">
                <text:p>173.1684285714</text:p>
              </table:table-cell>
              <table:table-cell office:value-type="float" office:value="194.1061428571">
                <text:p>194.1061428571</text:p>
              </table:table-cell>
              <table:table-cell office:value-type="float" office:value="197.2455238095">
                <text:p>197.2455238095</text:p>
              </table:table-cell>
              <table:table-cell office:value-type="float" office:value="181.276952381">
                <text:p>181.276952381</text:p>
              </table:table-cell>
              <table:table-cell office:value-type="float" office:value="209.6575714286">
                <text:p>209.6575714286</text:p>
              </table:table-cell>
            </table:table-row>
            <table:table-row>
              <table:table-cell office:value-type="string">
                <text:p>omp_avg</text:p>
                <draw:g>
                  <svg:desc>all.A9:all.A9</svg:desc>
                </draw:g>
              </table:table-cell>
              <table:table-cell office:value-type="float" office:value="1731.0851">
                <text:p>1731.0851</text:p>
                <draw:g>
                  <svg:desc>all.B9:all.AK9</svg:desc>
                </draw:g>
              </table:table-cell>
              <table:table-cell office:value-type="float" office:value="1008.5641904762">
                <text:p>1008.5641904762</text:p>
              </table:table-cell>
              <table:table-cell office:value-type="float" office:value="625.1254761905">
                <text:p>625.1254761905</text:p>
              </table:table-cell>
              <table:table-cell office:value-type="float" office:value="491.2793333333">
                <text:p>491.2793333333</text:p>
              </table:table-cell>
              <table:table-cell office:value-type="float" office:value="401.7281904762">
                <text:p>401.7281904762</text:p>
              </table:table-cell>
              <table:table-cell office:value-type="float" office:value="364.6014761905">
                <text:p>364.6014761905</text:p>
              </table:table-cell>
              <table:table-cell office:value-type="float" office:value="344.0683809524">
                <text:p>344.0683809524</text:p>
              </table:table-cell>
              <table:table-cell office:value-type="float" office:value="306.373952381">
                <text:p>306.373952381</text:p>
              </table:table-cell>
              <table:table-cell office:value-type="float" office:value="288.410952381">
                <text:p>288.410952381</text:p>
              </table:table-cell>
              <table:table-cell office:value-type="float" office:value="301.1734285714">
                <text:p>301.1734285714</text:p>
              </table:table-cell>
              <table:table-cell office:value-type="float" office:value="289.0865238095">
                <text:p>289.0865238095</text:p>
              </table:table-cell>
              <table:table-cell office:value-type="float" office:value="279.2394761905">
                <text:p>279.2394761905</text:p>
              </table:table-cell>
              <table:table-cell office:value-type="float" office:value="276.922047619">
                <text:p>276.922047619</text:p>
              </table:table-cell>
              <table:table-cell office:value-type="float" office:value="287.799047619">
                <text:p>287.799047619</text:p>
              </table:table-cell>
              <table:table-cell office:value-type="float" office:value="280.673952381">
                <text:p>280.673952381</text:p>
              </table:table-cell>
              <table:table-cell office:value-type="float" office:value="283.8356666667">
                <text:p>283.8356666667</text:p>
              </table:table-cell>
              <table:table-cell office:value-type="float" office:value="285.4958095238">
                <text:p>285.4958095238</text:p>
              </table:table-cell>
              <table:table-cell office:value-type="float" office:value="280.0297142857">
                <text:p>280.0297142857</text:p>
              </table:table-cell>
              <table:table-cell office:value-type="float" office:value="290.3335238095">
                <text:p>290.3335238095</text:p>
              </table:table-cell>
              <table:table-cell office:value-type="float" office:value="290.161952381">
                <text:p>290.161952381</text:p>
              </table:table-cell>
              <table:table-cell office:value-type="float" office:value="296.6191428571">
                <text:p>296.6191428571</text:p>
              </table:table-cell>
              <table:table-cell office:value-type="float" office:value="301.7783809524">
                <text:p>301.7783809524</text:p>
              </table:table-cell>
              <table:table-cell office:value-type="float" office:value="305.3915238095">
                <text:p>305.3915238095</text:p>
              </table:table-cell>
              <table:table-cell office:value-type="float" office:value="315.1426666667">
                <text:p>315.1426666667</text:p>
              </table:table-cell>
              <table:table-cell office:value-type="float" office:value="313.7235238095">
                <text:p>313.7235238095</text:p>
              </table:table-cell>
              <table:table-cell office:value-type="float" office:value="327.622952381">
                <text:p>327.622952381</text:p>
              </table:table-cell>
              <table:table-cell office:value-type="float" office:value="348.1436190476">
                <text:p>348.1436190476</text:p>
              </table:table-cell>
              <table:table-cell office:value-type="float" office:value="350.5276666667">
                <text:p>350.5276666667</text:p>
              </table:table-cell>
              <table:table-cell office:value-type="float" office:value="364.0206190476">
                <text:p>364.0206190476</text:p>
              </table:table-cell>
              <table:table-cell office:value-type="float" office:value="373.672">
                <text:p>373.672</text:p>
              </table:table-cell>
              <table:table-cell office:value-type="float" office:value="388.8758095238">
                <text:p>388.8758095238</text:p>
              </table:table-cell>
              <table:table-cell office:value-type="float" office:value="403.9683809524">
                <text:p>403.9683809524</text:p>
              </table:table-cell>
              <table:table-cell office:value-type="float" office:value="417.6292857143">
                <text:p>417.6292857143</text:p>
              </table:table-cell>
              <table:table-cell office:value-type="float" office:value="436.3113333333">
                <text:p>436.3113333333</text:p>
              </table:table-cell>
              <table:table-cell office:value-type="float" office:value="445.6471428571">
                <text:p>445.6471428571</text:p>
              </table:table-cell>
              <table:table-cell office:value-type="float" office:value="485.4558571429">
                <text:p>485.4558571429</text:p>
              </table:table-cell>
            </table:table-row>
            <table:table-row>
              <table:table-cell office:value-type="string">
                <text:p>cilk2_avg</text:p>
                <draw:g>
                  <svg:desc>all.A2:all.A2</svg:desc>
                </draw:g>
              </table:table-cell>
              <table:table-cell office:value-type="float" office:value="1847.4652">
                <text:p>1847.4652</text:p>
                <draw:g>
                  <svg:desc>all.B2:all.AK2</svg:desc>
                </draw:g>
              </table:table-cell>
              <table:table-cell office:value-type="float" office:value="962.9471904762">
                <text:p>962.9471904762</text:p>
              </table:table-cell>
              <table:table-cell office:value-type="float" office:value="719.7977619048">
                <text:p>719.7977619048</text:p>
              </table:table-cell>
              <table:table-cell office:value-type="float" office:value="561.2796666667">
                <text:p>561.2796666667</text:p>
              </table:table-cell>
              <table:table-cell office:value-type="float" office:value="470.1254285714">
                <text:p>470.1254285714</text:p>
              </table:table-cell>
              <table:table-cell office:value-type="float" office:value="393.8372857143">
                <text:p>393.8372857143</text:p>
              </table:table-cell>
              <table:table-cell office:value-type="float" office:value="341.9167619048">
                <text:p>341.9167619048</text:p>
              </table:table-cell>
              <table:table-cell office:value-type="float" office:value="297.7034761905">
                <text:p>297.7034761905</text:p>
              </table:table-cell>
              <table:table-cell office:value-type="float" office:value="278.0893809524">
                <text:p>278.0893809524</text:p>
              </table:table-cell>
              <table:table-cell office:value-type="float" office:value="263.2964285714">
                <text:p>263.2964285714</text:p>
              </table:table-cell>
              <table:table-cell office:value-type="float" office:value="252.985047619">
                <text:p>252.985047619</text:p>
              </table:table-cell>
              <table:table-cell office:value-type="float" office:value="243.7793809524">
                <text:p>243.7793809524</text:p>
              </table:table-cell>
              <table:table-cell office:value-type="float" office:value="236.2023333333">
                <text:p>236.2023333333</text:p>
              </table:table-cell>
              <table:table-cell office:value-type="float" office:value="231.5966666667">
                <text:p>231.5966666667</text:p>
              </table:table-cell>
              <table:table-cell office:value-type="float" office:value="229.8142857143">
                <text:p>229.8142857143</text:p>
              </table:table-cell>
              <table:table-cell office:value-type="float" office:value="222.6303809524">
                <text:p>222.6303809524</text:p>
              </table:table-cell>
              <table:table-cell office:value-type="float" office:value="216.4022857143">
                <text:p>216.4022857143</text:p>
              </table:table-cell>
              <table:table-cell office:value-type="float" office:value="217.1496190476">
                <text:p>217.1496190476</text:p>
              </table:table-cell>
              <table:table-cell office:value-type="float" office:value="205.8543333333">
                <text:p>205.8543333333</text:p>
              </table:table-cell>
              <table:table-cell office:value-type="float" office:value="210.1763809524">
                <text:p>210.1763809524</text:p>
              </table:table-cell>
              <table:table-cell office:value-type="float" office:value="197.2713333333">
                <text:p>197.2713333333</text:p>
              </table:table-cell>
              <table:table-cell office:value-type="float" office:value="202.364952381">
                <text:p>202.364952381</text:p>
              </table:table-cell>
              <table:table-cell office:value-type="float" office:value="214.5607619048">
                <text:p>214.5607619048</text:p>
              </table:table-cell>
              <table:table-cell office:value-type="float" office:value="196.3938095238">
                <text:p>196.3938095238</text:p>
              </table:table-cell>
              <table:table-cell office:value-type="float" office:value="202.2804761905">
                <text:p>202.2804761905</text:p>
              </table:table-cell>
              <table:table-cell office:value-type="float" office:value="201.0768095238">
                <text:p>201.0768095238</text:p>
              </table:table-cell>
              <table:table-cell office:value-type="float" office:value="204.7378095238">
                <text:p>204.7378095238</text:p>
              </table:table-cell>
              <table:table-cell office:value-type="float" office:value="205.7826190476">
                <text:p>205.7826190476</text:p>
              </table:table-cell>
              <table:table-cell office:value-type="float" office:value="198.5788095238">
                <text:p>198.5788095238</text:p>
              </table:table-cell>
              <table:table-cell office:value-type="float" office:value="194.2376190476">
                <text:p>194.2376190476</text:p>
              </table:table-cell>
              <table:table-cell office:value-type="float" office:value="208.004">
                <text:p>208.004</text:p>
              </table:table-cell>
              <table:table-cell office:value-type="float" office:value="173.1684285714">
                <text:p>173.1684285714</text:p>
              </table:table-cell>
              <table:table-cell office:value-type="float" office:value="194.1061428571">
                <text:p>194.1061428571</text:p>
              </table:table-cell>
              <table:table-cell office:value-type="float" office:value="197.2455238095">
                <text:p>197.2455238095</text:p>
              </table:table-cell>
              <table:table-cell office:value-type="float" office:value="181.276952381">
                <text:p>181.276952381</text:p>
              </table:table-cell>
              <table:table-cell office:value-type="float" office:value="209.6575714286">
                <text:p>209.6575714286</text:p>
              </table:table-cell>
            </table:table-row>
            <table:table-row>
              <table:table-cell office:value-type="string">
                <text:p>omp_avg</text:p>
                <draw:g>
                  <svg:desc>all.A9:all.A9</svg:desc>
                </draw:g>
              </table:table-cell>
              <table:table-cell office:value-type="float" office:value="1731.0851">
                <text:p>1731.0851</text:p>
                <draw:g>
                  <svg:desc>all.B9:all.AK9</svg:desc>
                </draw:g>
              </table:table-cell>
              <table:table-cell office:value-type="float" office:value="1008.5641904762">
                <text:p>1008.5641904762</text:p>
              </table:table-cell>
              <table:table-cell office:value-type="float" office:value="625.1254761905">
                <text:p>625.1254761905</text:p>
              </table:table-cell>
              <table:table-cell office:value-type="float" office:value="491.2793333333">
                <text:p>491.2793333333</text:p>
              </table:table-cell>
              <table:table-cell office:value-type="float" office:value="401.7281904762">
                <text:p>401.7281904762</text:p>
              </table:table-cell>
              <table:table-cell office:value-type="float" office:value="364.6014761905">
                <text:p>364.6014761905</text:p>
              </table:table-cell>
              <table:table-cell office:value-type="float" office:value="344.0683809524">
                <text:p>344.0683809524</text:p>
              </table:table-cell>
              <table:table-cell office:value-type="float" office:value="306.373952381">
                <text:p>306.373952381</text:p>
              </table:table-cell>
              <table:table-cell office:value-type="float" office:value="288.410952381">
                <text:p>288.410952381</text:p>
              </table:table-cell>
              <table:table-cell office:value-type="float" office:value="301.1734285714">
                <text:p>301.1734285714</text:p>
              </table:table-cell>
              <table:table-cell office:value-type="float" office:value="289.0865238095">
                <text:p>289.0865238095</text:p>
              </table:table-cell>
              <table:table-cell office:value-type="float" office:value="279.2394761905">
                <text:p>279.2394761905</text:p>
              </table:table-cell>
              <table:table-cell office:value-type="float" office:value="276.922047619">
                <text:p>276.922047619</text:p>
              </table:table-cell>
              <table:table-cell office:value-type="float" office:value="287.799047619">
                <text:p>287.799047619</text:p>
              </table:table-cell>
              <table:table-cell office:value-type="float" office:value="280.673952381">
                <text:p>280.673952381</text:p>
              </table:table-cell>
              <table:table-cell office:value-type="float" office:value="283.8356666667">
                <text:p>283.8356666667</text:p>
              </table:table-cell>
              <table:table-cell office:value-type="float" office:value="285.4958095238">
                <text:p>285.4958095238</text:p>
              </table:table-cell>
              <table:table-cell office:value-type="float" office:value="280.0297142857">
                <text:p>280.0297142857</text:p>
              </table:table-cell>
              <table:table-cell office:value-type="float" office:value="290.3335238095">
                <text:p>290.3335238095</text:p>
              </table:table-cell>
              <table:table-cell office:value-type="float" office:value="290.161952381">
                <text:p>290.161952381</text:p>
              </table:table-cell>
              <table:table-cell office:value-type="float" office:value="296.6191428571">
                <text:p>296.6191428571</text:p>
              </table:table-cell>
              <table:table-cell office:value-type="float" office:value="301.7783809524">
                <text:p>301.7783809524</text:p>
              </table:table-cell>
              <table:table-cell office:value-type="float" office:value="305.3915238095">
                <text:p>305.3915238095</text:p>
              </table:table-cell>
              <table:table-cell office:value-type="float" office:value="315.1426666667">
                <text:p>315.1426666667</text:p>
              </table:table-cell>
              <table:table-cell office:value-type="float" office:value="313.7235238095">
                <text:p>313.7235238095</text:p>
              </table:table-cell>
              <table:table-cell office:value-type="float" office:value="327.622952381">
                <text:p>327.622952381</text:p>
              </table:table-cell>
              <table:table-cell office:value-type="float" office:value="348.1436190476">
                <text:p>348.1436190476</text:p>
              </table:table-cell>
              <table:table-cell office:value-type="float" office:value="350.5276666667">
                <text:p>350.5276666667</text:p>
              </table:table-cell>
              <table:table-cell office:value-type="float" office:value="364.0206190476">
                <text:p>364.0206190476</text:p>
              </table:table-cell>
              <table:table-cell office:value-type="float" office:value="373.672">
                <text:p>373.672</text:p>
              </table:table-cell>
              <table:table-cell office:value-type="float" office:value="388.8758095238">
                <text:p>388.8758095238</text:p>
              </table:table-cell>
              <table:table-cell office:value-type="float" office:value="403.9683809524">
                <text:p>403.9683809524</text:p>
              </table:table-cell>
              <table:table-cell office:value-type="float" office:value="417.6292857143">
                <text:p>417.6292857143</text:p>
              </table:table-cell>
              <table:table-cell office:value-type="float" office:value="436.3113333333">
                <text:p>436.3113333333</text:p>
              </table:table-cell>
              <table:table-cell office:value-type="float" office:value="445.6471428571">
                <text:p>445.6471428571</text:p>
              </table:table-cell>
              <table:table-cell office:value-type="float" office:value="485.4558571429">
                <text:p>485.455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454cm" style:legend-expansion="high" chart:style-name="ch2"/>
        <chart:plot-area chart:style-name="ch3" table:cell-range-address="all.B1:all.AK1 all.A6:all.AK6 all.A13:all.AK13" chart:data-source-has-labels="both" svg:x="0.32cm" svg:y="0.18cm" svg:width="12.561cm" svg:height="8.64cm">
          <chartooo:coordinate-region svg:x="0.941cm" svg:y="0.379cm" svg:width="11.94cm" svg:height="7.649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6:all.AK6" chart:label-cell-address="all.A6:all.A6" chart:class="chart:line">
            <chart:data-point chart:repeated="36"/>
          </chart:series>
          <chart:series chart:style-name="ch7" chart:values-cell-range-address="all.B13:all.AK13" chart:label-cell-address="all.A13:all.A13" chart:class="chart:line">
            <chart:data-point chart:repeated="36"/>
          </chart:series>
          <chart:series chart:style-name="ch8" chart:values-cell-range-address="all.B6:all.AK6" chart:label-cell-address="all.A6:all.A6" chart:class="chart:line">
            <chart:data-point chart:repeated="36"/>
          </chart:series>
          <chart:series chart:style-name="ch9" chart:values-cell-range-address="all.B13:all.AK13" chart:label-cell-address="all.A13:all.A13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_spu</text:p>
                <draw:g>
                  <svg:desc>all.A6:all.A6</svg:desc>
                </draw:g>
              </table:table-cell>
              <table:table-cell office:value-type="float" office:value="0.896145080297047">
                <text:p>0.896145080297047</text:p>
                <draw:g>
                  <svg:desc>all.B6:all.AK6</svg:desc>
                </draw:g>
              </table:table-cell>
              <table:table-cell office:value-type="float" office:value="1.71930181257528">
                <text:p>1.71930181257528</text:p>
              </table:table-cell>
              <table:table-cell office:value-type="float" office:value="2.3000861319974">
                <text:p>2.3000861319974</text:p>
              </table:table-cell>
              <table:table-cell office:value-type="float" office:value="2.94968257060188">
                <text:p>2.94968257060188</text:p>
              </table:table-cell>
              <table:table-cell office:value-type="float" office:value="3.52160668064896">
                <text:p>3.52160668064896</text:p>
              </table:table-cell>
              <table:table-cell office:value-type="float" office:value="4.20375853189536">
                <text:p>4.20375853189536</text:p>
              </table:table-cell>
              <table:table-cell office:value-type="float" office:value="4.84210496372497">
                <text:p>4.84210496372497</text:p>
              </table:table-cell>
              <table:table-cell office:value-type="float" office:value="5.5612278068953">
                <text:p>5.5612278068953</text:p>
              </table:table-cell>
              <table:table-cell office:value-type="float" office:value="5.95347022719787">
                <text:p>5.95347022719787</text:p>
              </table:table-cell>
              <table:table-cell office:value-type="float" office:value="6.28795786932233">
                <text:p>6.28795786932233</text:p>
              </table:table-cell>
              <table:table-cell office:value-type="float" office:value="6.54424783433588">
                <text:p>6.54424783433588</text:p>
              </table:table-cell>
              <table:table-cell office:value-type="float" office:value="6.79137359169547">
                <text:p>6.79137359169547</text:p>
              </table:table-cell>
              <table:table-cell office:value-type="float" office:value="7.00923156277133">
                <text:p>7.00923156277133</text:p>
              </table:table-cell>
              <table:table-cell office:value-type="float" office:value="7.14862123807091">
                <text:p>7.14862123807091</text:p>
              </table:table-cell>
              <table:table-cell office:value-type="float" office:value="7.20406412009652">
                <text:p>7.20406412009652</text:p>
              </table:table-cell>
              <table:table-cell office:value-type="float" office:value="7.43652704953139">
                <text:p>7.43652704953139</text:p>
              </table:table-cell>
              <table:table-cell office:value-type="float" office:value="7.65055158514251">
                <text:p>7.65055158514251</text:p>
              </table:table-cell>
              <table:table-cell office:value-type="float" office:value="7.62422175669158">
                <text:p>7.62422175669158</text:p>
              </table:table-cell>
              <table:table-cell office:value-type="float" office:value="8.04256496908138">
                <text:p>8.04256496908138</text:p>
              </table:table-cell>
              <table:table-cell office:value-type="float" office:value="7.87717840842903">
                <text:p>7.87717840842903</text:p>
              </table:table-cell>
              <table:table-cell office:value-type="float" office:value="8.39248573031533">
                <text:p>8.39248573031533</text:p>
              </table:table-cell>
              <table:table-cell office:value-type="float" office:value="8.18124299944462">
                <text:p>8.18124299944462</text:p>
              </table:table-cell>
              <table:table-cell office:value-type="float" office:value="7.71621444341526">
                <text:p>7.71621444341526</text:p>
              </table:table-cell>
              <table:table-cell office:value-type="float" office:value="8.42998490642021">
                <text:p>8.42998490642021</text:p>
              </table:table-cell>
              <table:table-cell office:value-type="float" office:value="8.1846596427864">
                <text:p>8.1846596427864</text:p>
              </table:table-cell>
              <table:table-cell office:value-type="float" office:value="8.23365386550973">
                <text:p>8.23365386550973</text:p>
              </table:table-cell>
              <table:table-cell office:value-type="float" office:value="8.08642455368041">
                <text:p>8.08642455368041</text:p>
              </table:table-cell>
              <table:table-cell office:value-type="float" office:value="8.04536776556936">
                <text:p>8.04536776556936</text:p>
              </table:table-cell>
              <table:table-cell office:value-type="float" office:value="8.33722819655424">
                <text:p>8.33722819655424</text:p>
              </table:table-cell>
              <table:table-cell office:value-type="float" office:value="8.52356437500543">
                <text:p>8.52356437500543</text:p>
              </table:table-cell>
              <table:table-cell office:value-type="float" office:value="7.95944717409281">
                <text:p>7.95944717409281</text:p>
              </table:table-cell>
              <table:table-cell office:value-type="float" office:value="9.56061600638347">
                <text:p>9.56061600638347</text:p>
              </table:table-cell>
              <table:table-cell office:value-type="float" office:value="8.52933774084029">
                <text:p>8.52933774084029</text:p>
              </table:table-cell>
              <table:table-cell office:value-type="float" office:value="8.39358388481849">
                <text:p>8.39358388481849</text:p>
              </table:table-cell>
              <table:table-cell office:value-type="float" office:value="9.13296935023675">
                <text:p>9.13296935023675</text:p>
              </table:table-cell>
              <table:table-cell office:value-type="float" office:value="7.8966709321243">
                <text:p>7.8966709321243</text:p>
              </table:table-cell>
            </table:table-row>
            <table:table-row>
              <table:table-cell office:value-type="string">
                <text:p>omp_spu</text:p>
                <draw:g>
                  <svg:desc>all.A13:all.A13</svg:desc>
                </draw:g>
              </table:table-cell>
              <table:table-cell office:value-type="float" office:value="0.956392525127736">
                <text:p>0.956392525127736</text:p>
                <draw:g>
                  <svg:desc>all.B13:all.AK13</svg:desc>
                </draw:g>
              </table:table-cell>
              <table:table-cell office:value-type="float" office:value="1.64153840244744">
                <text:p>1.64153840244744</text:p>
              </table:table-cell>
              <table:table-cell office:value-type="float" office:value="2.64842325750211">
                <text:p>2.64842325750211</text:p>
              </table:table-cell>
              <table:table-cell office:value-type="float" office:value="3.36997047843816">
                <text:p>3.36997047843816</text:p>
              </table:table-cell>
              <table:table-cell office:value-type="float" office:value="4.12118663626143">
                <text:p>4.12118663626143</text:p>
              </table:table-cell>
              <table:table-cell office:value-type="float" office:value="4.54083967870434">
                <text:p>4.54083967870434</text:p>
              </table:table-cell>
              <table:table-cell office:value-type="float" office:value="4.81182503727084">
                <text:p>4.81182503727084</text:p>
              </table:table-cell>
              <table:table-cell office:value-type="float" office:value="5.40384336570864">
                <text:p>5.40384336570864</text:p>
              </table:table-cell>
              <table:table-cell office:value-type="float" office:value="5.7404090806264">
                <text:p>5.7404090806264</text:p>
              </table:table-cell>
              <table:table-cell office:value-type="float" office:value="5.49715443973008">
                <text:p>5.49715443973008</text:p>
              </table:table-cell>
              <table:table-cell office:value-type="float" office:value="5.72699421675911">
                <text:p>5.72699421675911</text:p>
              </table:table-cell>
              <table:table-cell office:value-type="float" office:value="5.92894984830345">
                <text:p>5.92894984830345</text:p>
              </table:table-cell>
              <table:table-cell office:value-type="float" office:value="5.97856640247668">
                <text:p>5.97856640247668</text:p>
              </table:table-cell>
              <table:table-cell office:value-type="float" office:value="5.75261406768707">
                <text:p>5.75261406768707</text:p>
              </table:table-cell>
              <table:table-cell office:value-type="float" office:value="5.89864800760925">
                <text:p>5.89864800760925</text:p>
              </table:table-cell>
              <table:table-cell office:value-type="float" office:value="5.83294153776706">
                <text:p>5.83294153776706</text:p>
              </table:table-cell>
              <table:table-cell office:value-type="float" office:value="5.79902329481296">
                <text:p>5.79902329481296</text:p>
              </table:table-cell>
              <table:table-cell office:value-type="float" office:value="5.91221847375411">
                <text:p>5.91221847375411</text:p>
              </table:table-cell>
              <table:table-cell office:value-type="float" office:value="5.70239643110007">
                <text:p>5.70239643110007</text:p>
              </table:table-cell>
              <table:table-cell office:value-type="float" office:value="5.70576823189452">
                <text:p>5.70576823189452</text:p>
              </table:table-cell>
              <table:table-cell office:value-type="float" office:value="5.58155766365222">
                <text:p>5.58155766365222</text:p>
              </table:table-cell>
              <table:table-cell office:value-type="float" office:value="5.48613470844069">
                <text:p>5.48613470844069</text:p>
              </table:table-cell>
              <table:table-cell office:value-type="float" office:value="5.42122724739651">
                <text:p>5.42122724739651</text:p>
              </table:table-cell>
              <table:table-cell office:value-type="float" office:value="5.25348366030991">
                <text:p>5.25348366030991</text:p>
              </table:table-cell>
              <table:table-cell office:value-type="float" office:value="5.2772480364122">
                <text:p>5.2772480364122</text:p>
              </table:table-cell>
              <table:table-cell office:value-type="float" office:value="5.05336038872719">
                <text:p>5.05336038872719</text:p>
              </table:table-cell>
              <table:table-cell office:value-type="float" office:value="4.75549962549691">
                <text:p>4.75549962549691</text:p>
              </table:table-cell>
              <table:table-cell office:value-type="float" office:value="4.72315599434332">
                <text:p>4.72315599434332</text:p>
              </table:table-cell>
              <table:table-cell office:value-type="float" office:value="4.54808536486641">
                <text:p>4.54808536486641</text:p>
              </table:table-cell>
              <table:table-cell office:value-type="float" office:value="4.43061521869447">
                <text:p>4.43061521869447</text:p>
              </table:table-cell>
              <table:table-cell office:value-type="float" office:value="4.25739223025307">
                <text:p>4.25739223025307</text:p>
              </table:table-cell>
              <table:table-cell office:value-type="float" office:value="4.09833276083823">
                <text:p>4.09833276083823</text:p>
              </table:table-cell>
              <table:table-cell office:value-type="float" office:value="3.96427383479183">
                <text:p>3.96427383479183</text:p>
              </table:table-cell>
              <table:table-cell office:value-type="float" office:value="3.79453093127719">
                <text:p>3.79453093127719</text:p>
              </table:table-cell>
              <table:table-cell office:value-type="float" office:value="3.71503974957802">
                <text:p>3.71503974957802</text:p>
              </table:table-cell>
              <table:table-cell office:value-type="float" office:value="3.41039628143297">
                <text:p>3.41039628143297</text:p>
              </table:table-cell>
            </table:table-row>
            <table:table-row>
              <table:table-cell office:value-type="string">
                <text:p>cilk2_spu</text:p>
                <draw:g>
                  <svg:desc>all.A6:all.A6</svg:desc>
                </draw:g>
              </table:table-cell>
              <table:table-cell office:value-type="float" office:value="0.896145080297047">
                <text:p>0.896145080297047</text:p>
                <draw:g>
                  <svg:desc>all.B6:all.AK6</svg:desc>
                </draw:g>
              </table:table-cell>
              <table:table-cell office:value-type="float" office:value="1.71930181257528">
                <text:p>1.71930181257528</text:p>
              </table:table-cell>
              <table:table-cell office:value-type="float" office:value="2.3000861319974">
                <text:p>2.3000861319974</text:p>
              </table:table-cell>
              <table:table-cell office:value-type="float" office:value="2.94968257060188">
                <text:p>2.94968257060188</text:p>
              </table:table-cell>
              <table:table-cell office:value-type="float" office:value="3.52160668064896">
                <text:p>3.52160668064896</text:p>
              </table:table-cell>
              <table:table-cell office:value-type="float" office:value="4.20375853189536">
                <text:p>4.20375853189536</text:p>
              </table:table-cell>
              <table:table-cell office:value-type="float" office:value="4.84210496372497">
                <text:p>4.84210496372497</text:p>
              </table:table-cell>
              <table:table-cell office:value-type="float" office:value="5.5612278068953">
                <text:p>5.5612278068953</text:p>
              </table:table-cell>
              <table:table-cell office:value-type="float" office:value="5.95347022719787">
                <text:p>5.95347022719787</text:p>
              </table:table-cell>
              <table:table-cell office:value-type="float" office:value="6.28795786932233">
                <text:p>6.28795786932233</text:p>
              </table:table-cell>
              <table:table-cell office:value-type="float" office:value="6.54424783433588">
                <text:p>6.54424783433588</text:p>
              </table:table-cell>
              <table:table-cell office:value-type="float" office:value="6.79137359169547">
                <text:p>6.79137359169547</text:p>
              </table:table-cell>
              <table:table-cell office:value-type="float" office:value="7.00923156277133">
                <text:p>7.00923156277133</text:p>
              </table:table-cell>
              <table:table-cell office:value-type="float" office:value="7.14862123807091">
                <text:p>7.14862123807091</text:p>
              </table:table-cell>
              <table:table-cell office:value-type="float" office:value="7.20406412009652">
                <text:p>7.20406412009652</text:p>
              </table:table-cell>
              <table:table-cell office:value-type="float" office:value="7.43652704953139">
                <text:p>7.43652704953139</text:p>
              </table:table-cell>
              <table:table-cell office:value-type="float" office:value="7.65055158514251">
                <text:p>7.65055158514251</text:p>
              </table:table-cell>
              <table:table-cell office:value-type="float" office:value="7.62422175669158">
                <text:p>7.62422175669158</text:p>
              </table:table-cell>
              <table:table-cell office:value-type="float" office:value="8.04256496908138">
                <text:p>8.04256496908138</text:p>
              </table:table-cell>
              <table:table-cell office:value-type="float" office:value="7.87717840842903">
                <text:p>7.87717840842903</text:p>
              </table:table-cell>
              <table:table-cell office:value-type="float" office:value="8.39248573031533">
                <text:p>8.39248573031533</text:p>
              </table:table-cell>
              <table:table-cell office:value-type="float" office:value="8.18124299944462">
                <text:p>8.18124299944462</text:p>
              </table:table-cell>
              <table:table-cell office:value-type="float" office:value="7.71621444341526">
                <text:p>7.71621444341526</text:p>
              </table:table-cell>
              <table:table-cell office:value-type="float" office:value="8.42998490642021">
                <text:p>8.42998490642021</text:p>
              </table:table-cell>
              <table:table-cell office:value-type="float" office:value="8.1846596427864">
                <text:p>8.1846596427864</text:p>
              </table:table-cell>
              <table:table-cell office:value-type="float" office:value="8.23365386550973">
                <text:p>8.23365386550973</text:p>
              </table:table-cell>
              <table:table-cell office:value-type="float" office:value="8.08642455368041">
                <text:p>8.08642455368041</text:p>
              </table:table-cell>
              <table:table-cell office:value-type="float" office:value="8.04536776556936">
                <text:p>8.04536776556936</text:p>
              </table:table-cell>
              <table:table-cell office:value-type="float" office:value="8.33722819655424">
                <text:p>8.33722819655424</text:p>
              </table:table-cell>
              <table:table-cell office:value-type="float" office:value="8.52356437500543">
                <text:p>8.52356437500543</text:p>
              </table:table-cell>
              <table:table-cell office:value-type="float" office:value="7.95944717409281">
                <text:p>7.95944717409281</text:p>
              </table:table-cell>
              <table:table-cell office:value-type="float" office:value="9.56061600638347">
                <text:p>9.56061600638347</text:p>
              </table:table-cell>
              <table:table-cell office:value-type="float" office:value="8.52933774084029">
                <text:p>8.52933774084029</text:p>
              </table:table-cell>
              <table:table-cell office:value-type="float" office:value="8.39358388481849">
                <text:p>8.39358388481849</text:p>
              </table:table-cell>
              <table:table-cell office:value-type="float" office:value="9.13296935023675">
                <text:p>9.13296935023675</text:p>
              </table:table-cell>
              <table:table-cell office:value-type="float" office:value="7.8966709321243">
                <text:p>7.8966709321243</text:p>
              </table:table-cell>
            </table:table-row>
            <table:table-row>
              <table:table-cell office:value-type="string">
                <text:p>omp_spu</text:p>
                <draw:g>
                  <svg:desc>all.A13:all.A13</svg:desc>
                </draw:g>
              </table:table-cell>
              <table:table-cell office:value-type="float" office:value="0.956392525127736">
                <text:p>0.956392525127736</text:p>
                <draw:g>
                  <svg:desc>all.B13:all.AK13</svg:desc>
                </draw:g>
              </table:table-cell>
              <table:table-cell office:value-type="float" office:value="1.64153840244744">
                <text:p>1.64153840244744</text:p>
              </table:table-cell>
              <table:table-cell office:value-type="float" office:value="2.64842325750211">
                <text:p>2.64842325750211</text:p>
              </table:table-cell>
              <table:table-cell office:value-type="float" office:value="3.36997047843816">
                <text:p>3.36997047843816</text:p>
              </table:table-cell>
              <table:table-cell office:value-type="float" office:value="4.12118663626143">
                <text:p>4.12118663626143</text:p>
              </table:table-cell>
              <table:table-cell office:value-type="float" office:value="4.54083967870434">
                <text:p>4.54083967870434</text:p>
              </table:table-cell>
              <table:table-cell office:value-type="float" office:value="4.81182503727084">
                <text:p>4.81182503727084</text:p>
              </table:table-cell>
              <table:table-cell office:value-type="float" office:value="5.40384336570864">
                <text:p>5.40384336570864</text:p>
              </table:table-cell>
              <table:table-cell office:value-type="float" office:value="5.7404090806264">
                <text:p>5.7404090806264</text:p>
              </table:table-cell>
              <table:table-cell office:value-type="float" office:value="5.49715443973008">
                <text:p>5.49715443973008</text:p>
              </table:table-cell>
              <table:table-cell office:value-type="float" office:value="5.72699421675911">
                <text:p>5.72699421675911</text:p>
              </table:table-cell>
              <table:table-cell office:value-type="float" office:value="5.92894984830345">
                <text:p>5.92894984830345</text:p>
              </table:table-cell>
              <table:table-cell office:value-type="float" office:value="5.97856640247668">
                <text:p>5.97856640247668</text:p>
              </table:table-cell>
              <table:table-cell office:value-type="float" office:value="5.75261406768707">
                <text:p>5.75261406768707</text:p>
              </table:table-cell>
              <table:table-cell office:value-type="float" office:value="5.89864800760925">
                <text:p>5.89864800760925</text:p>
              </table:table-cell>
              <table:table-cell office:value-type="float" office:value="5.83294153776706">
                <text:p>5.83294153776706</text:p>
              </table:table-cell>
              <table:table-cell office:value-type="float" office:value="5.79902329481296">
                <text:p>5.79902329481296</text:p>
              </table:table-cell>
              <table:table-cell office:value-type="float" office:value="5.91221847375411">
                <text:p>5.91221847375411</text:p>
              </table:table-cell>
              <table:table-cell office:value-type="float" office:value="5.70239643110007">
                <text:p>5.70239643110007</text:p>
              </table:table-cell>
              <table:table-cell office:value-type="float" office:value="5.70576823189452">
                <text:p>5.70576823189452</text:p>
              </table:table-cell>
              <table:table-cell office:value-type="float" office:value="5.58155766365222">
                <text:p>5.58155766365222</text:p>
              </table:table-cell>
              <table:table-cell office:value-type="float" office:value="5.48613470844069">
                <text:p>5.48613470844069</text:p>
              </table:table-cell>
              <table:table-cell office:value-type="float" office:value="5.42122724739651">
                <text:p>5.42122724739651</text:p>
              </table:table-cell>
              <table:table-cell office:value-type="float" office:value="5.25348366030991">
                <text:p>5.25348366030991</text:p>
              </table:table-cell>
              <table:table-cell office:value-type="float" office:value="5.2772480364122">
                <text:p>5.2772480364122</text:p>
              </table:table-cell>
              <table:table-cell office:value-type="float" office:value="5.05336038872719">
                <text:p>5.05336038872719</text:p>
              </table:table-cell>
              <table:table-cell office:value-type="float" office:value="4.75549962549691">
                <text:p>4.75549962549691</text:p>
              </table:table-cell>
              <table:table-cell office:value-type="float" office:value="4.72315599434332">
                <text:p>4.72315599434332</text:p>
              </table:table-cell>
              <table:table-cell office:value-type="float" office:value="4.54808536486641">
                <text:p>4.54808536486641</text:p>
              </table:table-cell>
              <table:table-cell office:value-type="float" office:value="4.43061521869447">
                <text:p>4.43061521869447</text:p>
              </table:table-cell>
              <table:table-cell office:value-type="float" office:value="4.25739223025307">
                <text:p>4.25739223025307</text:p>
              </table:table-cell>
              <table:table-cell office:value-type="float" office:value="4.09833276083823">
                <text:p>4.09833276083823</text:p>
              </table:table-cell>
              <table:table-cell office:value-type="float" office:value="3.96427383479183">
                <text:p>3.96427383479183</text:p>
              </table:table-cell>
              <table:table-cell office:value-type="float" office:value="3.79453093127719">
                <text:p>3.79453093127719</text:p>
              </table:table-cell>
              <table:table-cell office:value-type="float" office:value="3.71503974957802">
                <text:p>3.71503974957802</text:p>
              </table:table-cell>
              <table:table-cell office:value-type="float" office:value="3.41039628143297">
                <text:p>3.410396281432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legend chart:legend-position="end" svg:x="12.564cm" svg:y="3.207cm" style:legend-expansion="high" chart:style-name="ch2"/>
        <chart:plot-area chart:style-name="ch3" table:cell-range-address="all.B1:all.AK1 all.A7:all.AK7 all.A14:all.AK14 all.A18:all.AK18" chart:data-source-has-labels="both" svg:x="0.319cm" svg:y="0.18cm" svg:width="11.926cm" svg:height="8.645cm">
          <chartooo:coordinate-region svg:x="1.046cm" svg:y="0.38cm" svg:width="11.199cm" svg:height="7.653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7:all.AK7" chart:label-cell-address="all.A7:all.A7" chart:class="chart:line">
            <chart:data-point chart:repeated="36"/>
          </chart:series>
          <chart:series chart:style-name="ch7" chart:values-cell-range-address="all.B14:all.AK14" chart:label-cell-address="all.A14:all.A14" chart:class="chart:line">
            <chart:data-point chart:repeated="36"/>
          </chart:series>
          <chart:series chart:style-name="ch8" chart:values-cell-range-address="all.B7:all.AK7" chart:label-cell-address="all.A7:all.A7" chart:class="chart:line">
            <chart:data-point chart:repeated="36"/>
          </chart:series>
          <chart:series chart:style-name="ch9" chart:values-cell-range-address="all.B14:all.AK14" chart:label-cell-address="all.A14:all.A14" chart:class="chart:line">
            <chart:data-point chart:repeated="36"/>
          </chart:series>
          <chart:series chart:style-name="ch10" chart:values-cell-range-address="all.B18:all.AK18" chart:label-cell-address="all.A18:all.A18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_eff</text:p>
                <draw:g>
                  <svg:desc>all.A7:all.A7</svg:desc>
                </draw:g>
              </table:table-cell>
              <table:table-cell office:value-type="float" office:value="0.896145080297047">
                <text:p>0.896145080297047</text:p>
                <draw:g>
                  <svg:desc>all.B7:all.AK7</svg:desc>
                </draw:g>
              </table:table-cell>
              <table:table-cell office:value-type="float" office:value="0.859650906287638">
                <text:p>0.859650906287638</text:p>
              </table:table-cell>
              <table:table-cell office:value-type="float" office:value="0.766695377332468">
                <text:p>0.766695377332468</text:p>
              </table:table-cell>
              <table:table-cell office:value-type="float" office:value="0.737420642650471">
                <text:p>0.737420642650471</text:p>
              </table:table-cell>
              <table:table-cell office:value-type="float" office:value="0.704321336129793">
                <text:p>0.704321336129793</text:p>
              </table:table-cell>
              <table:table-cell office:value-type="float" office:value="0.70062642198256">
                <text:p>0.70062642198256</text:p>
              </table:table-cell>
              <table:table-cell office:value-type="float" office:value="0.691729280532138">
                <text:p>0.691729280532138</text:p>
              </table:table-cell>
              <table:table-cell office:value-type="float" office:value="0.695153475861912">
                <text:p>0.695153475861912</text:p>
              </table:table-cell>
              <table:table-cell office:value-type="float" office:value="0.661496691910874">
                <text:p>0.661496691910874</text:p>
              </table:table-cell>
              <table:table-cell office:value-type="float" office:value="0.628795786932233">
                <text:p>0.628795786932233</text:p>
              </table:table-cell>
              <table:table-cell office:value-type="float" office:value="0.594931621303262">
                <text:p>0.594931621303262</text:p>
              </table:table-cell>
              <table:table-cell office:value-type="float" office:value="0.565947799307956">
                <text:p>0.565947799307956</text:p>
              </table:table-cell>
              <table:table-cell office:value-type="float" office:value="0.539171658674717">
                <text:p>0.539171658674717</text:p>
              </table:table-cell>
              <table:table-cell office:value-type="float" office:value="0.51061580271935">
                <text:p>0.51061580271935</text:p>
              </table:table-cell>
              <table:table-cell office:value-type="float" office:value="0.480270941339768">
                <text:p>0.480270941339768</text:p>
              </table:table-cell>
              <table:table-cell office:value-type="float" office:value="0.464782940595712">
                <text:p>0.464782940595712</text:p>
              </table:table-cell>
              <table:table-cell office:value-type="float" office:value="0.450032446184853">
                <text:p>0.450032446184853</text:p>
              </table:table-cell>
              <table:table-cell office:value-type="float" office:value="0.423567875371754">
                <text:p>0.423567875371754</text:p>
              </table:table-cell>
              <table:table-cell office:value-type="float" office:value="0.423292893109546">
                <text:p>0.423292893109546</text:p>
              </table:table-cell>
              <table:table-cell office:value-type="float" office:value="0.393858920421452">
                <text:p>0.393858920421452</text:p>
              </table:table-cell>
              <table:table-cell office:value-type="float" office:value="0.399642177634063">
                <text:p>0.399642177634063</text:p>
              </table:table-cell>
              <table:table-cell office:value-type="float" office:value="0.371874681792937">
                <text:p>0.371874681792937</text:p>
              </table:table-cell>
              <table:table-cell office:value-type="float" office:value="0.335487584496316">
                <text:p>0.335487584496316</text:p>
              </table:table-cell>
              <table:table-cell office:value-type="float" office:value="0.351249371100842">
                <text:p>0.351249371100842</text:p>
              </table:table-cell>
              <table:table-cell office:value-type="float" office:value="0.327386385711456">
                <text:p>0.327386385711456</text:p>
              </table:table-cell>
              <table:table-cell office:value-type="float" office:value="0.316678994827297">
                <text:p>0.316678994827297</text:p>
              </table:table-cell>
              <table:table-cell office:value-type="float" office:value="0.299497205691867">
                <text:p>0.299497205691867</text:p>
              </table:table-cell>
              <table:table-cell office:value-type="float" office:value="0.287334563056048">
                <text:p>0.287334563056048</text:p>
              </table:table-cell>
              <table:table-cell office:value-type="float" office:value="0.287490627467388">
                <text:p>0.287490627467388</text:p>
              </table:table-cell>
              <table:table-cell office:value-type="float" office:value="0.284118812500181">
                <text:p>0.284118812500181</text:p>
              </table:table-cell>
              <table:table-cell office:value-type="float" office:value="0.256756360454607">
                <text:p>0.256756360454607</text:p>
              </table:table-cell>
              <table:table-cell office:value-type="float" office:value="0.298769250199483">
                <text:p>0.298769250199483</text:p>
              </table:table-cell>
              <table:table-cell office:value-type="float" office:value="0.258464780025463">
                <text:p>0.258464780025463</text:p>
              </table:table-cell>
              <table:table-cell office:value-type="float" office:value="0.246870114259367">
                <text:p>0.246870114259367</text:p>
              </table:table-cell>
              <table:table-cell office:value-type="float" office:value="0.260941981435336">
                <text:p>0.260941981435336</text:p>
              </table:table-cell>
              <table:table-cell office:value-type="float" office:value="0.219351970336786">
                <text:p>0.219351970336786</text:p>
              </table:table-cell>
            </table:table-row>
            <table:table-row>
              <table:table-cell office:value-type="string">
                <text:p>omp_eff</text:p>
                <draw:g>
                  <svg:desc>all.A14:all.A14</svg:desc>
                </draw:g>
              </table:table-cell>
              <table:table-cell office:value-type="float" office:value="0.956392525127736">
                <text:p>0.956392525127736</text:p>
                <draw:g>
                  <svg:desc>all.B14:all.AK14</svg:desc>
                </draw:g>
              </table:table-cell>
              <table:table-cell office:value-type="float" office:value="0.820769201223721">
                <text:p>0.820769201223721</text:p>
              </table:table-cell>
              <table:table-cell office:value-type="float" office:value="0.882807752500702">
                <text:p>0.882807752500702</text:p>
              </table:table-cell>
              <table:table-cell office:value-type="float" office:value="0.842492619609539">
                <text:p>0.842492619609539</text:p>
              </table:table-cell>
              <table:table-cell office:value-type="float" office:value="0.824237327252285">
                <text:p>0.824237327252285</text:p>
              </table:table-cell>
              <table:table-cell office:value-type="float" office:value="0.756806613117391">
                <text:p>0.756806613117391</text:p>
              </table:table-cell>
              <table:table-cell office:value-type="float" office:value="0.687403576752977">
                <text:p>0.687403576752977</text:p>
              </table:table-cell>
              <table:table-cell office:value-type="float" office:value="0.675480420713579">
                <text:p>0.675480420713579</text:p>
              </table:table-cell>
              <table:table-cell office:value-type="float" office:value="0.637823231180711">
                <text:p>0.637823231180711</text:p>
              </table:table-cell>
              <table:table-cell office:value-type="float" office:value="0.549715443973007">
                <text:p>0.549715443973007</text:p>
              </table:table-cell>
              <table:table-cell office:value-type="float" office:value="0.520635837887191">
                <text:p>0.520635837887191</text:p>
              </table:table-cell>
              <table:table-cell office:value-type="float" office:value="0.494079154025288">
                <text:p>0.494079154025288</text:p>
              </table:table-cell>
              <table:table-cell office:value-type="float" office:value="0.459889723267437">
                <text:p>0.459889723267437</text:p>
              </table:table-cell>
              <table:table-cell office:value-type="float" office:value="0.410901004834791">
                <text:p>0.410901004834791</text:p>
              </table:table-cell>
              <table:table-cell office:value-type="float" office:value="0.393243200507283">
                <text:p>0.393243200507283</text:p>
              </table:table-cell>
              <table:table-cell office:value-type="float" office:value="0.364558846110441">
                <text:p>0.364558846110441</text:p>
              </table:table-cell>
              <table:table-cell office:value-type="float" office:value="0.341119017341939">
                <text:p>0.341119017341939</text:p>
              </table:table-cell>
              <table:table-cell office:value-type="float" office:value="0.328456581875228">
                <text:p>0.328456581875228</text:p>
              </table:table-cell>
              <table:table-cell office:value-type="float" office:value="0.300126127952635">
                <text:p>0.300126127952635</text:p>
              </table:table-cell>
              <table:table-cell office:value-type="float" office:value="0.285288411594726">
                <text:p>0.285288411594726</text:p>
              </table:table-cell>
              <table:table-cell office:value-type="float" office:value="0.265788460173915">
                <text:p>0.265788460173915</text:p>
              </table:table-cell>
              <table:table-cell office:value-type="float" office:value="0.249369759474577">
                <text:p>0.249369759474577</text:p>
              </table:table-cell>
              <table:table-cell office:value-type="float" office:value="0.2357055324955">
                <text:p>0.2357055324955</text:p>
              </table:table-cell>
              <table:table-cell office:value-type="float" office:value="0.218895152512913">
                <text:p>0.218895152512913</text:p>
              </table:table-cell>
              <table:table-cell office:value-type="float" office:value="0.211089921456488">
                <text:p>0.211089921456488</text:p>
              </table:table-cell>
              <table:table-cell office:value-type="float" office:value="0.194360014951046">
                <text:p>0.194360014951046</text:p>
              </table:table-cell>
              <table:table-cell office:value-type="float" office:value="0.176129615759145">
                <text:p>0.176129615759145</text:p>
              </table:table-cell>
              <table:table-cell office:value-type="float" office:value="0.168684142655118">
                <text:p>0.168684142655118</text:p>
              </table:table-cell>
              <table:table-cell office:value-type="float" office:value="0.15683052982298">
                <text:p>0.15683052982298</text:p>
              </table:table-cell>
              <table:table-cell office:value-type="float" office:value="0.147687173956482">
                <text:p>0.147687173956482</text:p>
              </table:table-cell>
              <table:table-cell office:value-type="float" office:value="0.13733523323397">
                <text:p>0.13733523323397</text:p>
              </table:table-cell>
              <table:table-cell office:value-type="float" office:value="0.128072898776195">
                <text:p>0.128072898776195</text:p>
              </table:table-cell>
              <table:table-cell office:value-type="float" office:value="0.120129510145207">
                <text:p>0.120129510145207</text:p>
              </table:table-cell>
              <table:table-cell office:value-type="float" office:value="0.111603850919917">
                <text:p>0.111603850919917</text:p>
              </table:table-cell>
              <table:table-cell office:value-type="float" office:value="0.106143992845086">
                <text:p>0.106143992845086</text:p>
              </table:table-cell>
              <table:table-cell office:value-type="float" office:value="0.0947332300398046">
                <text:p>0.0947332300398046</text:p>
              </table:table-cell>
            </table:table-row>
            <table:table-row>
              <table:table-cell office:value-type="string">
                <text:p>cilk2_eff</text:p>
                <draw:g>
                  <svg:desc>all.A7:all.A7</svg:desc>
                </draw:g>
              </table:table-cell>
              <table:table-cell office:value-type="float" office:value="0.896145080297047">
                <text:p>0.896145080297047</text:p>
                <draw:g>
                  <svg:desc>all.B7:all.AK7</svg:desc>
                </draw:g>
              </table:table-cell>
              <table:table-cell office:value-type="float" office:value="0.859650906287638">
                <text:p>0.859650906287638</text:p>
              </table:table-cell>
              <table:table-cell office:value-type="float" office:value="0.766695377332468">
                <text:p>0.766695377332468</text:p>
              </table:table-cell>
              <table:table-cell office:value-type="float" office:value="0.737420642650471">
                <text:p>0.737420642650471</text:p>
              </table:table-cell>
              <table:table-cell office:value-type="float" office:value="0.704321336129793">
                <text:p>0.704321336129793</text:p>
              </table:table-cell>
              <table:table-cell office:value-type="float" office:value="0.70062642198256">
                <text:p>0.70062642198256</text:p>
              </table:table-cell>
              <table:table-cell office:value-type="float" office:value="0.691729280532138">
                <text:p>0.691729280532138</text:p>
              </table:table-cell>
              <table:table-cell office:value-type="float" office:value="0.695153475861912">
                <text:p>0.695153475861912</text:p>
              </table:table-cell>
              <table:table-cell office:value-type="float" office:value="0.661496691910874">
                <text:p>0.661496691910874</text:p>
              </table:table-cell>
              <table:table-cell office:value-type="float" office:value="0.628795786932233">
                <text:p>0.628795786932233</text:p>
              </table:table-cell>
              <table:table-cell office:value-type="float" office:value="0.594931621303262">
                <text:p>0.594931621303262</text:p>
              </table:table-cell>
              <table:table-cell office:value-type="float" office:value="0.565947799307956">
                <text:p>0.565947799307956</text:p>
              </table:table-cell>
              <table:table-cell office:value-type="float" office:value="0.539171658674717">
                <text:p>0.539171658674717</text:p>
              </table:table-cell>
              <table:table-cell office:value-type="float" office:value="0.51061580271935">
                <text:p>0.51061580271935</text:p>
              </table:table-cell>
              <table:table-cell office:value-type="float" office:value="0.480270941339768">
                <text:p>0.480270941339768</text:p>
              </table:table-cell>
              <table:table-cell office:value-type="float" office:value="0.464782940595712">
                <text:p>0.464782940595712</text:p>
              </table:table-cell>
              <table:table-cell office:value-type="float" office:value="0.450032446184853">
                <text:p>0.450032446184853</text:p>
              </table:table-cell>
              <table:table-cell office:value-type="float" office:value="0.423567875371754">
                <text:p>0.423567875371754</text:p>
              </table:table-cell>
              <table:table-cell office:value-type="float" office:value="0.423292893109546">
                <text:p>0.423292893109546</text:p>
              </table:table-cell>
              <table:table-cell office:value-type="float" office:value="0.393858920421452">
                <text:p>0.393858920421452</text:p>
              </table:table-cell>
              <table:table-cell office:value-type="float" office:value="0.399642177634063">
                <text:p>0.399642177634063</text:p>
              </table:table-cell>
              <table:table-cell office:value-type="float" office:value="0.371874681792937">
                <text:p>0.371874681792937</text:p>
              </table:table-cell>
              <table:table-cell office:value-type="float" office:value="0.335487584496316">
                <text:p>0.335487584496316</text:p>
              </table:table-cell>
              <table:table-cell office:value-type="float" office:value="0.351249371100842">
                <text:p>0.351249371100842</text:p>
              </table:table-cell>
              <table:table-cell office:value-type="float" office:value="0.327386385711456">
                <text:p>0.327386385711456</text:p>
              </table:table-cell>
              <table:table-cell office:value-type="float" office:value="0.316678994827297">
                <text:p>0.316678994827297</text:p>
              </table:table-cell>
              <table:table-cell office:value-type="float" office:value="0.299497205691867">
                <text:p>0.299497205691867</text:p>
              </table:table-cell>
              <table:table-cell office:value-type="float" office:value="0.287334563056048">
                <text:p>0.287334563056048</text:p>
              </table:table-cell>
              <table:table-cell office:value-type="float" office:value="0.287490627467388">
                <text:p>0.287490627467388</text:p>
              </table:table-cell>
              <table:table-cell office:value-type="float" office:value="0.284118812500181">
                <text:p>0.284118812500181</text:p>
              </table:table-cell>
              <table:table-cell office:value-type="float" office:value="0.256756360454607">
                <text:p>0.256756360454607</text:p>
              </table:table-cell>
              <table:table-cell office:value-type="float" office:value="0.298769250199483">
                <text:p>0.298769250199483</text:p>
              </table:table-cell>
              <table:table-cell office:value-type="float" office:value="0.258464780025463">
                <text:p>0.258464780025463</text:p>
              </table:table-cell>
              <table:table-cell office:value-type="float" office:value="0.246870114259367">
                <text:p>0.246870114259367</text:p>
              </table:table-cell>
              <table:table-cell office:value-type="float" office:value="0.260941981435336">
                <text:p>0.260941981435336</text:p>
              </table:table-cell>
              <table:table-cell office:value-type="float" office:value="0.219351970336786">
                <text:p>0.219351970336786</text:p>
              </table:table-cell>
            </table:table-row>
            <table:table-row>
              <table:table-cell office:value-type="string">
                <text:p>omp_eff</text:p>
                <draw:g>
                  <svg:desc>all.A14:all.A14</svg:desc>
                </draw:g>
              </table:table-cell>
              <table:table-cell office:value-type="float" office:value="0.956392525127736">
                <text:p>0.956392525127736</text:p>
                <draw:g>
                  <svg:desc>all.B14:all.AK14</svg:desc>
                </draw:g>
              </table:table-cell>
              <table:table-cell office:value-type="float" office:value="0.820769201223721">
                <text:p>0.820769201223721</text:p>
              </table:table-cell>
              <table:table-cell office:value-type="float" office:value="0.882807752500702">
                <text:p>0.882807752500702</text:p>
              </table:table-cell>
              <table:table-cell office:value-type="float" office:value="0.842492619609539">
                <text:p>0.842492619609539</text:p>
              </table:table-cell>
              <table:table-cell office:value-type="float" office:value="0.824237327252285">
                <text:p>0.824237327252285</text:p>
              </table:table-cell>
              <table:table-cell office:value-type="float" office:value="0.756806613117391">
                <text:p>0.756806613117391</text:p>
              </table:table-cell>
              <table:table-cell office:value-type="float" office:value="0.687403576752977">
                <text:p>0.687403576752977</text:p>
              </table:table-cell>
              <table:table-cell office:value-type="float" office:value="0.675480420713579">
                <text:p>0.675480420713579</text:p>
              </table:table-cell>
              <table:table-cell office:value-type="float" office:value="0.637823231180711">
                <text:p>0.637823231180711</text:p>
              </table:table-cell>
              <table:table-cell office:value-type="float" office:value="0.549715443973007">
                <text:p>0.549715443973007</text:p>
              </table:table-cell>
              <table:table-cell office:value-type="float" office:value="0.520635837887191">
                <text:p>0.520635837887191</text:p>
              </table:table-cell>
              <table:table-cell office:value-type="float" office:value="0.494079154025288">
                <text:p>0.494079154025288</text:p>
              </table:table-cell>
              <table:table-cell office:value-type="float" office:value="0.459889723267437">
                <text:p>0.459889723267437</text:p>
              </table:table-cell>
              <table:table-cell office:value-type="float" office:value="0.410901004834791">
                <text:p>0.410901004834791</text:p>
              </table:table-cell>
              <table:table-cell office:value-type="float" office:value="0.393243200507283">
                <text:p>0.393243200507283</text:p>
              </table:table-cell>
              <table:table-cell office:value-type="float" office:value="0.364558846110441">
                <text:p>0.364558846110441</text:p>
              </table:table-cell>
              <table:table-cell office:value-type="float" office:value="0.341119017341939">
                <text:p>0.341119017341939</text:p>
              </table:table-cell>
              <table:table-cell office:value-type="float" office:value="0.328456581875228">
                <text:p>0.328456581875228</text:p>
              </table:table-cell>
              <table:table-cell office:value-type="float" office:value="0.300126127952635">
                <text:p>0.300126127952635</text:p>
              </table:table-cell>
              <table:table-cell office:value-type="float" office:value="0.285288411594726">
                <text:p>0.285288411594726</text:p>
              </table:table-cell>
              <table:table-cell office:value-type="float" office:value="0.265788460173915">
                <text:p>0.265788460173915</text:p>
              </table:table-cell>
              <table:table-cell office:value-type="float" office:value="0.249369759474577">
                <text:p>0.249369759474577</text:p>
              </table:table-cell>
              <table:table-cell office:value-type="float" office:value="0.2357055324955">
                <text:p>0.2357055324955</text:p>
              </table:table-cell>
              <table:table-cell office:value-type="float" office:value="0.218895152512913">
                <text:p>0.218895152512913</text:p>
              </table:table-cell>
              <table:table-cell office:value-type="float" office:value="0.211089921456488">
                <text:p>0.211089921456488</text:p>
              </table:table-cell>
              <table:table-cell office:value-type="float" office:value="0.194360014951046">
                <text:p>0.194360014951046</text:p>
              </table:table-cell>
              <table:table-cell office:value-type="float" office:value="0.176129615759145">
                <text:p>0.176129615759145</text:p>
              </table:table-cell>
              <table:table-cell office:value-type="float" office:value="0.168684142655118">
                <text:p>0.168684142655118</text:p>
              </table:table-cell>
              <table:table-cell office:value-type="float" office:value="0.15683052982298">
                <text:p>0.15683052982298</text:p>
              </table:table-cell>
              <table:table-cell office:value-type="float" office:value="0.147687173956482">
                <text:p>0.147687173956482</text:p>
              </table:table-cell>
              <table:table-cell office:value-type="float" office:value="0.13733523323397">
                <text:p>0.13733523323397</text:p>
              </table:table-cell>
              <table:table-cell office:value-type="float" office:value="0.128072898776195">
                <text:p>0.128072898776195</text:p>
              </table:table-cell>
              <table:table-cell office:value-type="float" office:value="0.120129510145207">
                <text:p>0.120129510145207</text:p>
              </table:table-cell>
              <table:table-cell office:value-type="float" office:value="0.111603850919917">
                <text:p>0.111603850919917</text:p>
              </table:table-cell>
              <table:table-cell office:value-type="float" office:value="0.106143992845086">
                <text:p>0.106143992845086</text:p>
              </table:table-cell>
              <table:table-cell office:value-type="float" office:value="0.0947332300398046">
                <text:p>0.0947332300398046</text:p>
              </table:table-cell>
            </table:table-row>
            <table:table-row>
              <table:table-cell office:value-type="string">
                <text:p>linear</text:p>
                <draw:g>
                  <svg:desc>all.A18:all.A18</svg:desc>
                </draw:g>
              </table:table-cell>
              <table:table-cell office:value-type="float" office:value="1">
                <text:p>1</text:p>
                <draw:g>
                  <svg:desc>all.B18:all.AK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